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3200000025809C7EF31.png"/>
  <manifest:file-entry manifest:media-type="image/png" manifest:full-path="Pictures/100000000000032000000258B0456710.png"/>
  <manifest:file-entry manifest:media-type="image/png" manifest:full-path="Pictures/10000201000002170000020B21521EA9.png"/>
  <manifest:file-entry manifest:media-type="image/png" manifest:full-path="Pictures/100000000000032000000258F6AEE96B.png"/>
  <manifest:file-entry manifest:media-type="image/gif" manifest:full-path="Pictures/10000200000000C8000000AC557F2C92.gif"/>
  <manifest:file-entry manifest:media-type="image/png" manifest:full-path="Pictures/10000000000000200000002000309F1C.png"/>
  <manifest:file-entry manifest:media-type="image/png" manifest:full-path="Pictures/10000000000003200000025871EEE600.png"/>
  <manifest:file-entry manifest:media-type="image/png" manifest:full-path="Pictures/1000000000000320000002581B42268A.png"/>
  <manifest:file-entry manifest:media-type="image/png" manifest:full-path="Pictures/100000000000032000000258217E47D0.png"/>
  <manifest:file-entry manifest:media-type="image/png" manifest:full-path="Pictures/100000000000032000000258BA875082.png"/>
  <manifest:file-entry manifest:media-type="image/png" manifest:full-path="Pictures/1000000000000320000002580E1B1ACF.png"/>
  <manifest:file-entry manifest:media-type="image/png" manifest:full-path="Pictures/1000000000000320000002588695583A.png"/>
  <manifest:file-entry manifest:media-type="image/png" manifest:full-path="Pictures/1000000000000320000002585C39BAEF.png"/>
  <manifest:file-entry manifest:media-type="image/png" manifest:full-path="Pictures/100000000000032000000258931F8343.png"/>
  <manifest:file-entry manifest:media-type="image/png" manifest:full-path="Pictures/10000000000001C2000001DB2DF67EF0.png"/>
  <manifest:file-entry manifest:media-type="image/png" manifest:full-path="Pictures/100000000000032000000258CA0C59C4.png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>
      <style:graphic-properties draw:ole-draw-aspect="1"/>
    </style:style>
    <style:style style:name="pr1" style:family="presentation" style:parent-style-name="lyt-techpoly-title">
      <style:graphic-properties draw:auto-grow-height="true" fo:min-height="3.005cm"/>
    </style:style>
    <style:style style:name="pr2" style:family="presentation" style:parent-style-name="lyt-techpoly-subtitle">
      <style:graphic-properties draw:fill-color="#ffffff" draw:auto-grow-height="true" fo:min-height="11.88cm"/>
    </style:style>
    <style:style style:name="pr3" style:family="presentation" style:parent-style-name="lyt-techpoly-notes">
      <style:graphic-properties draw:fill-color="#ffffff" draw:auto-grow-height="true" fo:min-height="13.364cm"/>
    </style:style>
    <style:style style:name="pr4" style:family="presentation" style:parent-style-name="lyt-roundedrect-title">
      <style:graphic-properties fo:min-height="3.005cm"/>
    </style:style>
    <style:style style:name="pr5" style:family="presentation" style:parent-style-name="lyt-roundedrect-outline1">
      <style:graphic-properties fo:min-height="16.935cm"/>
    </style:style>
    <style:style style:name="pr6" style:family="presentation" style:parent-style-name="lyt-roundedrect-notes">
      <style:graphic-properties draw:fill-color="#ffffff" fo:min-height="13.364cm"/>
    </style:style>
    <style:style style:name="pr7" style:family="presentation" style:parent-style-name="lyt-roundedrect-outline1">
      <style:graphic-properties fo:min-height="11.88cm"/>
    </style:style>
    <style:style style:name="pr8" style:family="presentation" style:parent-style-name="lyt-techpoly-title">
      <style:graphic-properties fo:min-height="3.005cm"/>
    </style:style>
    <style:style style:name="pr9" style:family="presentation" style:parent-style-name="lyt-techpoly-outline1">
      <style:graphic-properties fo:min-height="11.88cm"/>
    </style:style>
    <style:style style:name="pr10" style:family="presentation" style:parent-style-name="lyt-roundedrect-notes">
      <style:graphic-properties draw:fill-color="#ffffff" draw:auto-grow-height="true" fo:min-height="13.364cm"/>
    </style:style>
    <style:style style:name="pr11" style:family="presentation" style:parent-style-name="lyt-roundedrect-title">
      <style:graphic-properties draw:auto-grow-height="true" fo:min-height="3.005cm"/>
    </style:style>
    <style:style style:name="P1" style:family="paragraph">
      <style:text-properties fo:font-size="27.3999996185303pt"/>
    </style:style>
    <style:style style:name="P2" style:family="paragraph"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ff" fo:font-size="23.5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office:forms form:automatic-focus="false" form:apply-design-mode="false"/>
        <draw:frame presentation:style-name="pr1" draw:layer="layout" svg:width="24.299cm" svg:height="3.005cm" svg:x="1.35cm" svg:y="0.717cm" presentation:class="title">
          <draw:text-box>
            <text:p>Les OS libres</text:p>
          </draw:text-box>
        </draw:frame>
        <draw:frame presentation:style-name="pr2" draw:text-style-name="P1" draw:layer="layout" svg:width="24.299cm" svg:height="11.88cm" svg:x="1.35cm" svg:y="4.212cm" presentation:class="subtitle">
          <draw:text-box>
            <text:p>Gnu / Linux</text:p>
            <text:p>*BSD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Sommaire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2.179cm" svg:height="3.005cm" svg:x="0.964cm" svg:y="0.717cm" presentation:class="title">
          <draw:text-box>
            <text:p>Sommaire</text:p>
          </draw:text-box>
        </draw:frame>
        <draw:frame presentation:style-name="pr5" draw:layer="layout" svg:width="21.793cm" svg:height="16.935cm" svg:x="1.35cm" svg:y="4.212cm" presentation:class="outline" presentation:user-transformed="true">
          <draw:text-box>
            <text:list text:style-name="L2">
              <text:list-header>
                <text:p><text:a xlink:href="#Libertés">Rappels sur la liberté</text:a></text:p>
                <text:p><text:a xlink:href="#Personnalisation">Personnalisation</text:a></text:p>
                <text:p><text:a xlink:href="#Un système une philosophie">Un système → une philosophie</text:a></text:p>
                <text:p><text:a xlink:href="#Automatisation">Automatisation</text:a></text:p>
                <text:p><text:a xlink:href="#Besoin d'aide">Besoin d'aide</text:a></text:p>
                <text:p><text:a xlink:href="#Point sur la sécurité">Un petit point sur la sécurité</text:a></text:p>
                <text:p><text:a xlink:href="#Avenir">Avenir</text:a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ibertés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2.179cm" svg:height="3.005cm" svg:x="0.964cm" svg:y="0.717cm" presentation:class="title" presentation:user-transformed="true">
          <draw:text-box>
            <text:p>Liberté – rappels !</text:p>
          </draw:text-box>
        </draw:frame>
        <draw:frame presentation:style-name="pr7" draw:layer="layout" svg:width="21.793cm" svg:height="11.88cm" svg:x="1.35cm" svg:y="4.212cm" presentation:class="outline" presentation:user-transformed="true">
          <draw:text-box>
            <text:list text:style-name="L3">
              <text:list-item>
                <text:list>
                  <text:list-item>
                    <text:p>D'exécuter le programme sans contraintes</text:p>
                    <text:list>
                      <text:list-header>
                        <text:p><text:span text:style-name="T1">Vous pouvez exécuter les programmes sans que l'on vous demande quoi que ce soit (enregistrement sur un site web, contribution financière, etc.).</text:span></text:p>
                      </text:list-header>
                    </text:list>
                  </text:list-item>
                </text:list>
                <text:list>
                  <text:list-item>
                    <text:p>D'étudier et d'adapter le programme</text:p>
                    <text:list>
                      <text:list-header>
                        <text:p><text:span text:style-name="T1">Vous voulez apprendre à faire un programme, ou en adapter un à vos besoins (ajout d'une fonctionnalité), allez voir le code source ! C'est libre !</text:span></text:p>
                      </text:list-header>
                    </text:list>
                  </text:list-item>
                </text:list>
                <text:list>
                  <text:list-item>
                    <text:p>De redistribuer des copies du programme</text:p>
                    <text:list>
                      <text:list-header>
                        <text:p>Partage != piratage ! Dans le monde du libre on le sait depuis 1984.</text:p>
                      </text:list-header>
                    </text:list>
                  </text:list-item>
                  <text:list-item>
                    <text:p>D'améliorer puis de partager</text:p>
                    <text:list>
                      <text:list-header>
                        <text:p>Problem fixed. 4 EVRY1 !</text:p>
                      </text:list-header>
                    </text:list>
                  </text:list-item>
                  <text:list-item>
                    <text:p>D'un point de vue pragmatique</text:p>
                    <text:list>
                      <text:list-header>
                        <text:p>Ce type de « licence » permet de protéger les utilisateurs. Votre logiciel préféré ne va pas devenir payant et invasif, et si le projet est bien il sera amélioré grâce à la <text:span text:style-name="T2">communauté</text:span>, un aspect important des OS libres.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ersonnalisation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2.179cm" svg:height="3.005cm" svg:x="0.964cm" svg:y="0.717cm" presentation:class="title" presentation:user-transformed="true">
          <draw:text-box>
            <text:p>Personnalisation</text:p>
          </draw:text-box>
        </draw:frame>
        <draw:frame presentation:style-name="pr7" draw:layer="layout" svg:width="21.793cm" svg:height="11.88cm" svg:x="1.35cm" svg:y="4.212cm" presentation:class="outline" presentation:user-transformed="true">
          <draw:text-box>
            <text:list text:style-name="L3">
              <text:list-item>
                <text:list>
                  <text:list-item>
                    <text:p>Installation sur PC… et tout le reste</text:p>
                    <text:list>
                      <text:list-header>
                        <text:p>Les distributions gnu/linux et les BSD sont souvent portés sur le plus d'architectures différentes. Ce qui inclut nos téléphones mobiles, des routeurs et même jusqu'à votre four micro-ondes.</text:p>
                      </text:list-header>
                    </text:list>
                  </text:list-item>
                  <text:list-item>
                    <text:p>Envie d'avoir vos préférences partout où vous allez ? </text:p>
                    <text:list>
                      <text:list-header>
                        <text:p>Installer votre OS sur une clef usb et profiter de votre système sur n'importe-quel ordinateur.</text:p>
                      </text:list-header>
                    </text:list>
                  </text:list-item>
                  <text:list-item>
                    <text:p>Envie de changer d'interface ? </text:p>
                    <text:list>
                      <text:list-header>
                        <text:p>On peut trouver une interface qui conviendra à chacun suivant ses besoins. Très jolie avec plein de boutons partout ou très sobre et ergonomique, à vous de choisir. Et si vous êtes du genre lunatique : tout peut cohabiter !</text:p>
                      </text:list-header>
                    </text:list>
                  </text:list-item>
                  <text:list-item>
                    <text:p>Avoir un serveur @ home c'est possible !</text:p>
                    <text:list>
                      <text:list-header>
                        <text:p>Pour la gestion de nos e-mails, un ou plusieurs sites web (un blog où on range les photos de famille par exemple) ainsi que les téléchargements que l'on fait via une interface web, consultable partout depuis le net.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n système une philosophie" draw:style-name="dp1" draw:master-page-name="lyt-techpoly" presentation:presentation-page-layout-name="AL2T1">
        <office:forms form:automatic-focus="false" form:apply-design-mode="false"/>
        <draw:frame presentation:style-name="pr8" draw:layer="layout" svg:width="22.179cm" svg:height="3.005cm" svg:x="0.964cm" svg:y="0.717cm" presentation:class="title" presentation:user-transformed="true">
          <draw:text-box>
            <text:p>Un système → une philosophie</text:p>
          </draw:text-box>
        </draw:frame>
        <draw:frame presentation:style-name="pr9" draw:layer="layout" svg:width="21.793cm" svg:height="12.221cm" svg:x="1.35cm" svg:y="3.722cm" presentation:class="outline" presentation:user-transformed="true">
          <draw:text-box>
            <text:list text:style-name="L3">
              <text:list-header>
                <text:p text:style-name="P2"><text:span text:style-name="T3">Lequel vous conviendra le mieux ?</text:span></text:p>
                <text:list>
                  <text:list-item>
                    <text:p>ArchLinux → l'addiction à la nouveauté</text:p>
                    <text:list>
                      <text:list-header>
                        <text:p>Cette distribution permet d'avoir toujours les versions les plus récentes des logiciels grâce au principe de « rolling release ». Il n'y a pas de versionnement de la distribution, lorsque vous l'installez vous avez tout simplement les derniers logiciels en date.</text:p>
                      </text:list-header>
                    </text:list>
                  </text:list-item>
                  <text:list-item>
                    <text:p>Debian → pour la stabilité</text:p>
                    <text:list>
                      <text:list-header>
                        <text:p>Une distribution gnu/linux qui a su prouver sa stabilité en tant que serveur, permet tout aussi bien une utilisation « desktop », profitant de nombreux tests sur chaque logiciel la composant.</text:p>
                      </text:list-header>
                    </text:list>
                  </text:list-item>
                  <text:list-item>
                    <text:p>OpenBSD → pour les paranoïaques</text:p>
                    <text:list>
                      <text:list-header>
                        <text:p>Principe du « Secured by default ». Tout le monde n'a pas à être ingénieur en sécurité pour être à l'abris d'une attaque.</text:p>
                      </text:list-header>
                    </text:list>
                  </text:list-item>
                  <text:list-item>
                    <text:p>+ 350 autres distributions + les autres BSD.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5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Automatisation" draw:style-name="dp1" draw:master-page-name="lyt-techpoly" presentation:presentation-page-layout-name="AL2T1">
        <office:forms form:automatic-focus="false" form:apply-design-mode="false"/>
        <draw:frame presentation:style-name="pr8" draw:layer="layout" svg:width="22.179cm" svg:height="3.005cm" svg:x="0.964cm" svg:y="0.717cm" presentation:class="title" presentation:user-transformed="true">
          <draw:text-box>
            <text:p>Automatisation</text:p>
          </draw:text-box>
        </draw:frame>
        <draw:frame presentation:style-name="pr9" draw:layer="layout" svg:width="21.793cm" svg:height="11.88cm" svg:x="1.35cm" svg:y="4.212cm" presentation:class="outline" presentation:user-transformed="true">
          <draw:text-box>
            <text:list text:style-name="L3">
              <text:list-item>
                <text:list>
                  <text:list-item>
                    <text:p>Automatisation – la fin des tâches répétitives !</text:p>
                    <text:list>
                      <text:list-header>
                        <text:p>Les distributions Gnu/Linux et les systèmes BSD sont les rois de l'automatisation. Sauvegarder ses documents n'a jamais été aussi facile : une simple commande et tous vos fichiers de compta sont archivés, compressés et stockés bien à l'abris à côté de vos photos de vacances sur votre serveur tous les soirs à minuit.</text:p>
                      </text:list-header>
                    </text:list>
                  </text:list-item>
                  <text:list-item>
                    <text:p>« G tt kC ! » : Réinstallation ?</text:p>
                    <text:list>
                      <text:list-header>
                        <text:p>La réinstallation est généralement non utile, mais ne coûte rien !</text:p>
                      </text:list-header>
                    </text:list>
                  </text:list-item>
                  <text:list-item>
                    <text:p>La sauvegarde des préférences </text:p>
                    <text:list>
                      <text:list-header>
                        <text:p>La sauvegarde des préférences est facile, et même faite par défaut sur de nombreux système ! </text:p>
                        <text:p>Les préférences d'utilisation de chaque logiciel sont généralement enregistrées dans des fichiers « texte » dans un répertoire indépendant de votre système principal, donc supprimez votre installation actuelle comme bon vous semble, vos fichiers seront toujours là !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6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Besoin d'aide" draw:style-name="dp1" draw:master-page-name="lyt-techpoly" presentation:presentation-page-layout-name="AL2T1">
        <office:forms form:automatic-focus="false" form:apply-design-mode="false"/>
        <draw:frame presentation:style-name="pr8" draw:layer="layout" svg:width="22.179cm" svg:height="3.005cm" svg:x="0.964cm" svg:y="0.717cm" presentation:class="title" presentation:user-transformed="true">
          <draw:text-box>
            <text:p>Besoin d'aide</text:p>
          </draw:text-box>
        </draw:frame>
        <draw:frame presentation:style-name="pr9" draw:layer="layout" svg:width="21.793cm" svg:height="11.88cm" svg:x="1.35cm" svg:y="4.212cm" presentation:class="outline" presentation:user-transformed="true">
          <draw:text-box>
            <text:list text:style-name="L3">
              <text:list-item>
                <text:list>
                  <text:list-item>
                    <text:p>Le manuel d'utilisation. </text:p>
                    <text:list>
                      <text:list-header>
                        <text:p>La doc est souvent disponible en tapant tout simplement « man programme » ←est-ce si compliqué ?</text:p>
                      </text:list-header>
                    </text:list>
                    <text:p/>
                  </text:list-item>
                  <text:list-item>
                    <text:p>La communauté. </text:p>
                    <text:list>
                      <text:list-header>
                        <text:p>Peut être contactée de différentes manières : un canal irc et un forum sont les moyens les plus courants. Mais vous pouvez également aller à la rencontre des personnes aux réunions de « LUG » (Linux User Group) ou aux « RMLL » (rencontres mondiales du logiciel libre) par exemple. </text:p>
                        <text:p>Geek == social !</text:p>
                        <text:p/>
                      </text:list-header>
                    </text:list>
                  </text:list-item>
                  <text:list-item>
                    <text:p>Enfin, dans le pire des cas.</text:p>
                    <text:list>
                      <text:list-header>
                        <text:p>Utilisez votre moteur de recherche favori, cette option reste pertinente.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7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oint sur la sécurité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2.179cm" svg:height="3.005cm" svg:x="0.964cm" svg:y="0.717cm" presentation:class="title" presentation:user-transformed="true">
          <draw:text-box>
            <text:p>Petit point sur la sécurité</text:p>
          </draw:text-box>
        </draw:frame>
        <draw:frame presentation:style-name="pr7" draw:layer="layout" svg:width="21.793cm" svg:height="11.88cm" svg:x="1.35cm" svg:y="4.212cm" presentation:class="outline" presentation:user-transformed="true">
          <draw:text-box>
            <text:list text:style-name="L2">
              <text:list-header>
                <text:p>Full disclosure → la transparence du code</text:p>
                <text:p/>
              </text:list-header>
            </text:list>
            <text:list text:style-name="L3">
              <text:list-item>
                <text:list>
                  <text:list-header>
                    <text:p>Le fait que tout le monde ait accès au code source des logiciels ne rend pas le nucléaire plus propre, cependant :</text:p>
                    <text:list>
                      <text:list-header>
                        <text:p/>
                        <text:p>Une faille trouvée = faille corrigée.</text:p>
                        <text:p>Il est impossible de mettre des « portes dérobées » dans les logiciels sans que cela ne se voit. Cela veut dire que si un développeur essai de surveiller vos activités (même à des fins statistiques), les autres le voient.</text:p>
                        <text:p/>
                      </text:list-header>
                    </text:list>
                    <text:p>Le système connu le plus sûr, et ce depuis des années est OpenBSD. Un système entièrement libre.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venir" draw:style-name="dp1" draw:master-page-name="lyt-roundedrect" presentation:presentation-page-layout-name="AL2T1">
        <office:forms form:automatic-focus="false" form:apply-design-mode="false"/>
        <draw:frame presentation:style-name="pr11" draw:layer="layout" svg:width="22.179cm" svg:height="3.005cm" svg:x="0.964cm" svg:y="0.717cm" presentation:class="title">
          <draw:text-box>
            <text:p>Avenir</text:p>
          </draw:text-box>
        </draw:frame>
        <draw:frame draw:style-name="gr2" draw:layer="layout" svg:width="21.793cm" svg:height="11.88cm" svg:x="1.35cm" svg:y="4.212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ashapes9" xlink:href="Pictures/10000000000003200000025809C7EF31.png" xlink:type="simple" xlink:show="embed" xlink:actuate="onLoad"/>
    <draw:fill-image draw:name="blendscreen2" xlink:href="Pictures/10000000000003200000025871EEE600.png" xlink:type="simple" xlink:show="embed" xlink:actuate="onLoad"/>
    <draw:fill-image draw:name="bluetitledown" xlink:href="Pictures/100000000000032000000258217E47D0.png" xlink:type="simple" xlink:show="embed" xlink:actuate="onLoad"/>
    <draw:fill-image draw:name="bluewithspiral" xlink:href="Pictures/100000000000032000000258B0456710.png" xlink:type="simple" xlink:show="embed" xlink:actuate="onLoad"/>
    <draw:fill-image draw:name="bwmed" xlink:href="Pictures/1000000000000320000002585C39BAEF.png" xlink:type="simple" xlink:show="embed" xlink:actuate="onLoad"/>
    <draw:fill-image draw:name="numbers3" xlink:href="Pictures/100000000000032000000258F6AEE96B.png" xlink:type="simple" xlink:show="embed" xlink:actuate="onLoad"/>
    <draw:fill-image draw:name="organic" xlink:href="Pictures/100000000000032000000258CA0C59C4.png" xlink:type="simple" xlink:show="embed" xlink:actuate="onLoad"/>
    <draw:fill-image draw:name="paper4" xlink:href="Pictures/100000000000032000000258931F8343.png" xlink:type="simple" xlink:show="embed" xlink:actuate="onLoad"/>
    <draw:fill-image draw:name="rectangles3" xlink:href="Pictures/1000000000000320000002581B42268A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fill-image draw:name="water" xlink:href="Pictures/1000000000000320000002588695583A.png" xlink:type="simple" xlink:show="embed" xlink:actuate="onLoad"/>
    <draw:fill-image draw:name="wein" xlink:href="Pictures/100000000000032000000258BA875082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 Light'" style:font-family-generic-asian="system" style:font-pitch-asian="variable" style:font-size-asian="18pt" style:font-style-asian="normal" style:font-weight-asian="normal" style:font-family-complex="'DejaVu Sans Light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_20_1" draw:fill="none" draw:fill-gradient-name="Gradient_20_7" draw:fill-hatch-name="Hatching_20_1" draw:fill-image-name="Bitmape_20_1" draw:fill-image-width="0cm" draw:fill-image-height="0cm"/>
      <style:paragraph-properties>
        <style:tab-stops/>
      </style:paragraph-properties>
      <style:text-properties fo:font-size="15pt" style:font-weight-asian="normal" style:font-weight-complex="normal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 Light'" style:font-family-generic-asian="system" style:font-pitch-asian="variable" style:font-size-asian="20pt" style:font-style-asian="normal" style:font-weight-asian="normal" style:font-family-complex="'DejaVu Sans Light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'Liberation Sans'" style:font-family-generic="roman" style:font-pitch="variable" fo:font-size="27.3999996185303pt" fo:font-style="normal" fo:text-shadow="none" style:text-underline-style="none" fo:font-weight="normal" style:letter-kerning="true" style:font-family-asian="'DejaVu Sans Light'" style:font-family-generic-asian="system" style:font-pitch-asian="variable" style:font-size-asian="32pt" style:font-style-asian="normal" style:font-weight-asian="normal" style:font-family-complex="'DejaVu Sans Light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 Light'" style:font-family-generic-asian="system" style:font-pitch-asian="variable" style:font-size-asian="32pt" style:font-style-asian="normal" style:font-weight-asian="normal" style:font-family-complex="'DejaVu Sans Light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7.7000007629395pt" fo:font-style="normal" fo:text-shadow="none" style:text-underline-style="none" fo:font-weight="normal" style:letter-kerning="true" style:font-family-asian="'DejaVu Sans Light'" style:font-family-generic-asian="system" style:font-pitch-asian="variable" style:font-size-asian="44pt" style:font-style-asian="normal" style:font-weight-asian="normal" style:font-family-complex="'DejaVu Sans Light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lbany" style:font-family-generic="roman" style:font-pitch="variable" fo:font-size="27.3999996185303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055cm" fo:margin-right="0cm" fo:margin-top="0cm" fo:margin-bottom="0.342cm" fo:text-indent="-0.685cm"/>
      <style:text-properties fo:font-size="24pt" style:font-size-asian="28pt" style:font-size-complex="28pt"/>
    </style:style>
    <style:style style:name="lyt-blackandwhite-outline3" style:family="presentation" style:parent-style-name="lyt-blackandwhite-outline2">
      <style:paragraph-properties fo:margin-left="3.085cm" fo:margin-right="0cm" fo:margin-top="0cm" fo:margin-bottom="0.257cm" fo:text-indent="-0.514cm"/>
      <style:text-properties fo:font-size="20.6000003814697pt" style:font-size-asian="24pt" style:font-size-complex="24pt"/>
    </style:style>
    <style:style style:name="lyt-blackandwhite-outline4" style:family="presentation" style:parent-style-name="lyt-blackandwhite-outline3">
      <style:paragraph-properties fo:margin-left="4.113cm" fo:margin-right="0cm" fo:margin-top="0cm" fo:margin-bottom="0.171cm" fo:text-indent="-0.514cm"/>
      <style:text-properties fo:font-size="17.2000007629395pt" style:font-size-asian="20pt" style:font-size-complex="20pt"/>
    </style:style>
    <style:style style:name="lyt-blackandwhite-outline5" style:family="presentation" style:parent-style-name="lyt-blackandwhite-outline4">
      <style:paragraph-properties fo:margin-left="5.141cm" fo:margin-right="0cm" fo:margin-top="0cm" fo:margin-bottom="0.085cm" fo:text-indent="-0.514cm"/>
      <style:text-properties fo:font-size="17.2000007629395pt" style:font-size-asian="20pt" style:font-size-complex="20pt"/>
    </style:style>
    <style:style style:name="lyt-blackandwhite-outline6" style:family="presentation" style:parent-style-name="lyt-blackandwhite-outline5">
      <style:paragraph-properties fo:margin-left="6.169cm" fo:margin-right="0cm" fo:margin-top="0cm" fo:margin-bottom="0.085cm" fo:text-indent="-0.514cm"/>
      <style:text-properties fo:font-size="17.2000007629395pt" style:font-size-asian="20pt" style:font-size-complex="20pt"/>
    </style:style>
    <style:style style:name="lyt-blackandwhite-outline7" style:family="presentation" style:parent-style-name="lyt-blackandwhite-outline6">
      <style:paragraph-properties fo:margin-left="7.198cm" fo:margin-right="0cm" fo:margin-top="0cm" fo:margin-bottom="0.085cm" fo:text-indent="-0.514cm"/>
      <style:text-properties fo:font-size="17.2000007629395pt" style:font-size-asian="20pt" style:font-size-complex="20pt"/>
    </style:style>
    <style:style style:name="lyt-blackandwhite-outline8" style:family="presentation" style:parent-style-name="lyt-blackandwhite-outline7">
      <style:paragraph-properties fo:margin-left="8.226cm" fo:margin-right="0cm" fo:margin-top="0cm" fo:margin-bottom="0.085cm" fo:text-indent="-0.514cm"/>
      <style:text-properties fo:font-size="17.2000007629395pt" style:font-size-asian="20pt" style:font-size-complex="20pt"/>
    </style:style>
    <style:style style:name="lyt-blackandwhite-outline9" style:family="presentation" style:parent-style-name="lyt-blackandwhite-outline8">
      <style:paragraph-properties fo:margin-left="9.254cm" fo:margin-right="0cm" fo:margin-top="0cm" fo:margin-bottom="0.085cm" fo:text-indent="-0.514cm"/>
      <style:text-properties fo:font-size="17.2000007629395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37.7000007629395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lbany" style:font-family-generic="roman" style:font-pitch="variable" fo:font-size="27.3999996185303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055cm" fo:margin-right="0cm" fo:margin-top="0cm" fo:margin-bottom="0.342cm" fo:text-indent="-0.685cm"/>
      <style:text-properties fo:font-size="24pt" style:font-size-asian="28pt" style:font-size-complex="28pt"/>
    </style:style>
    <style:style style:name="lyt-bluetitledown-outline3" style:family="presentation" style:parent-style-name="lyt-bluetitledown-outline2">
      <style:paragraph-properties fo:margin-left="3.085cm" fo:margin-right="0cm" fo:margin-top="0cm" fo:margin-bottom="0.257cm" fo:text-indent="-0.514cm"/>
      <style:text-properties fo:font-size="20.6000003814697pt" style:font-size-asian="24pt" style:font-size-complex="24pt"/>
    </style:style>
    <style:style style:name="lyt-bluetitledown-outline4" style:family="presentation" style:parent-style-name="lyt-bluetitledown-outline3">
      <style:paragraph-properties fo:margin-left="4.113cm" fo:margin-right="0cm" fo:margin-top="0cm" fo:margin-bottom="0.171cm" fo:text-indent="-0.514cm"/>
      <style:text-properties fo:font-size="17.2000007629395pt" style:font-size-asian="20pt" style:font-size-complex="20pt"/>
    </style:style>
    <style:style style:name="lyt-bluetitledown-outline5" style:family="presentation" style:parent-style-name="lyt-bluetitledown-outline4">
      <style:paragraph-properties fo:margin-left="5.141cm" fo:margin-right="0cm" fo:margin-top="0cm" fo:margin-bottom="0.085cm" fo:text-indent="-0.514cm"/>
      <style:text-properties fo:font-size="17.2000007629395pt" style:font-size-asian="20pt" style:font-size-complex="20pt"/>
    </style:style>
    <style:style style:name="lyt-bluetitledown-outline6" style:family="presentation" style:parent-style-name="lyt-bluetitledown-outline5">
      <style:paragraph-properties fo:margin-left="6.169cm" fo:margin-right="0cm" fo:margin-top="0cm" fo:margin-bottom="0.085cm" fo:text-indent="-0.514cm"/>
      <style:text-properties fo:font-size="17.2000007629395pt" style:font-size-asian="20pt" style:font-size-complex="20pt"/>
    </style:style>
    <style:style style:name="lyt-bluetitledown-outline7" style:family="presentation" style:parent-style-name="lyt-bluetitledown-outline6">
      <style:paragraph-properties fo:margin-left="7.198cm" fo:margin-right="0cm" fo:margin-top="0cm" fo:margin-bottom="0.085cm" fo:text-indent="-0.514cm"/>
      <style:text-properties fo:font-size="17.2000007629395pt" style:font-size-asian="20pt" style:font-size-complex="20pt"/>
    </style:style>
    <style:style style:name="lyt-bluetitledown-outline8" style:family="presentation" style:parent-style-name="lyt-bluetitledown-outline7">
      <style:paragraph-properties fo:margin-left="8.226cm" fo:margin-right="0cm" fo:margin-top="0cm" fo:margin-bottom="0.085cm" fo:text-indent="-0.514cm"/>
      <style:text-properties fo:font-size="17.2000007629395pt" style:font-size-asian="20pt" style:font-size-complex="20pt"/>
    </style:style>
    <style:style style:name="lyt-bluetitledown-outline9" style:family="presentation" style:parent-style-name="lyt-bluetitledown-outline8">
      <style:paragraph-properties fo:margin-left="9.254cm" fo:margin-right="0cm" fo:margin-top="0cm" fo:margin-bottom="0.085cm" fo:text-indent="-0.514cm"/>
      <style:text-properties fo:font-size="17.2000007629395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37.7000007629395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fo:color="#ffffff" style:text-outline="false" style:text-line-through-style="none" fo:font-family="Thorndale" style:font-style-name="Regular" style:font-family-generic="roman" style:font-pitch="variable" fo:font-size="27.3999996185303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055cm" fo:margin-right="0cm" fo:margin-top="0cm" fo:margin-bottom="0.342cm" fo:text-indent="-0.685cm"/>
      <style:text-properties fo:font-size="24pt" style:font-size-asian="28pt" style:font-size-complex="28pt"/>
    </style:style>
    <style:style style:name="lyt-brown-outline3" style:family="presentation" style:parent-style-name="lyt-brown-outline2">
      <style:paragraph-properties fo:margin-left="3.085cm" fo:margin-right="0cm" fo:margin-top="0cm" fo:margin-bottom="0.257cm" fo:text-indent="-0.514cm"/>
      <style:text-properties fo:font-size="20.6000003814697pt" style:font-size-asian="24pt" style:font-size-complex="24pt"/>
    </style:style>
    <style:style style:name="lyt-brown-outline4" style:family="presentation" style:parent-style-name="lyt-brown-outline3">
      <style:paragraph-properties fo:margin-left="4.113cm" fo:margin-right="0cm" fo:margin-top="0cm" fo:margin-bottom="0.171cm" fo:text-indent="-0.514cm"/>
      <style:text-properties fo:font-size="17.2000007629395pt" style:font-size-asian="20pt" style:font-size-complex="20pt"/>
    </style:style>
    <style:style style:name="lyt-brown-outline5" style:family="presentation" style:parent-style-name="lyt-brown-outline4">
      <style:paragraph-properties fo:margin-left="5.141cm" fo:margin-right="0cm" fo:margin-top="0cm" fo:margin-bottom="0.085cm" fo:text-indent="-0.514cm"/>
      <style:text-properties fo:font-size="17.2000007629395pt" style:font-size-asian="20pt" style:font-size-complex="20pt"/>
    </style:style>
    <style:style style:name="lyt-brown-outline6" style:family="presentation" style:parent-style-name="lyt-brown-outline5">
      <style:paragraph-properties fo:margin-left="6.169cm" fo:margin-right="0cm" fo:margin-top="0cm" fo:margin-bottom="0.085cm" fo:text-indent="-0.514cm"/>
      <style:text-properties fo:font-size="17.2000007629395pt" style:font-size-asian="20pt" style:font-size-complex="20pt"/>
    </style:style>
    <style:style style:name="lyt-brown-outline7" style:family="presentation" style:parent-style-name="lyt-brown-outline6">
      <style:paragraph-properties fo:margin-left="7.198cm" fo:margin-right="0cm" fo:margin-top="0cm" fo:margin-bottom="0.085cm" fo:text-indent="-0.514cm"/>
      <style:text-properties fo:font-size="17.2000007629395pt" style:font-size-asian="20pt" style:font-size-complex="20pt"/>
    </style:style>
    <style:style style:name="lyt-brown-outline8" style:family="presentation" style:parent-style-name="lyt-brown-outline7">
      <style:paragraph-properties fo:margin-left="8.226cm" fo:margin-right="0cm" fo:margin-top="0cm" fo:margin-bottom="0.085cm" fo:text-indent="-0.514cm"/>
      <style:text-properties fo:font-size="17.2000007629395pt" style:font-size-asian="20pt" style:font-size-complex="20pt"/>
    </style:style>
    <style:style style:name="lyt-brown-outline9" style:family="presentation" style:parent-style-name="lyt-brown-outline8">
      <style:paragraph-properties fo:margin-left="9.254cm" fo:margin-right="0cm" fo:margin-top="0cm" fo:margin-bottom="0.085cm" fo:text-indent="-0.514cm"/>
      <style:text-properties fo:font-size="17.2000007629395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37.7000007629395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27.3999996185303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055cm" fo:margin-right="0cm" fo:margin-top="0cm" fo:margin-bottom="0.342cm" fo:text-indent="-0.685cm"/>
      <style:text-properties fo:font-size="24pt" style:font-size-asian="28pt" style:font-size-complex="28pt"/>
    </style:style>
    <style:style style:name="lyt-paper-outline3" style:family="presentation" style:parent-style-name="lyt-paper-outline2">
      <style:paragraph-properties fo:margin-left="3.085cm" fo:margin-right="0cm" fo:margin-top="0cm" fo:margin-bottom="0.257cm" fo:text-indent="-0.514cm"/>
      <style:text-properties fo:font-size="20.6000003814697pt" style:font-size-asian="24pt" style:font-size-complex="24pt"/>
    </style:style>
    <style:style style:name="lyt-paper-outline4" style:family="presentation" style:parent-style-name="lyt-paper-outline3">
      <style:paragraph-properties fo:margin-left="4.113cm" fo:margin-right="0cm" fo:margin-top="0cm" fo:margin-bottom="0.171cm" fo:text-indent="-0.514cm"/>
      <style:text-properties fo:font-size="17.2000007629395pt" style:font-size-asian="20pt" style:font-size-complex="20pt"/>
    </style:style>
    <style:style style:name="lyt-paper-outline5" style:family="presentation" style:parent-style-name="lyt-paper-outline4">
      <style:paragraph-properties fo:margin-left="5.141cm" fo:margin-right="0cm" fo:margin-top="0cm" fo:margin-bottom="0.085cm" fo:text-indent="-0.514cm"/>
      <style:text-properties fo:font-size="17.2000007629395pt" style:font-size-asian="20pt" style:font-size-complex="20pt"/>
    </style:style>
    <style:style style:name="lyt-paper-outline6" style:family="presentation" style:parent-style-name="lyt-paper-outline5">
      <style:paragraph-properties fo:margin-left="6.169cm" fo:margin-right="0cm" fo:margin-top="0cm" fo:margin-bottom="0.085cm" fo:text-indent="-0.514cm"/>
      <style:text-properties fo:font-size="17.2000007629395pt" style:font-size-asian="20pt" style:font-size-complex="20pt"/>
    </style:style>
    <style:style style:name="lyt-paper-outline7" style:family="presentation" style:parent-style-name="lyt-paper-outline6">
      <style:paragraph-properties fo:margin-left="7.198cm" fo:margin-right="0cm" fo:margin-top="0cm" fo:margin-bottom="0.085cm" fo:text-indent="-0.514cm"/>
      <style:text-properties fo:font-size="17.2000007629395pt" style:font-size-asian="20pt" style:font-size-complex="20pt"/>
    </style:style>
    <style:style style:name="lyt-paper-outline8" style:family="presentation" style:parent-style-name="lyt-paper-outline7">
      <style:paragraph-properties fo:margin-left="8.226cm" fo:margin-right="0cm" fo:margin-top="0cm" fo:margin-bottom="0.085cm" fo:text-indent="-0.514cm"/>
      <style:text-properties fo:font-size="17.2000007629395pt" style:font-size-asian="20pt" style:font-size-complex="20pt"/>
    </style:style>
    <style:style style:name="lyt-paper-outline9" style:family="presentation" style:parent-style-name="lyt-paper-outline8">
      <style:paragraph-properties fo:margin-left="9.254cm" fo:margin-right="0cm" fo:margin-top="0cm" fo:margin-bottom="0.085cm" fo:text-indent="-0.514cm"/>
      <style:text-properties fo:font-size="17.2000007629395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6633" style:text-outline="false" style:text-line-through-style="none" fo:font-family="Thorndale" style:font-style-name="Bold Italic" style:font-family-generic="roman" style:font-pitch="variable" fo:font-size="37.7000007629395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fo:color="#ffffff" style:text-outline="false" style:text-line-through-style="none" fo:font-family="Thorndale" style:font-style-name="Regular" style:font-family-generic="roman" style:font-pitch="variable" fo:font-size="27.3999996185303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055cm" fo:margin-right="0cm" fo:margin-top="0cm" fo:margin-bottom="0.342cm" fo:text-indent="-0.685cm"/>
      <style:text-properties fo:font-size="24pt" style:font-size-asian="28pt" style:font-size-complex="28pt"/>
    </style:style>
    <style:style style:name="lyt-book-outline3" style:family="presentation" style:parent-style-name="lyt-book-outline2">
      <style:paragraph-properties fo:margin-left="3.085cm" fo:margin-right="0cm" fo:margin-top="0cm" fo:margin-bottom="0.257cm" fo:text-indent="-0.514cm"/>
      <style:text-properties fo:font-size="20.6000003814697pt" style:font-size-asian="24pt" style:font-size-complex="24pt"/>
    </style:style>
    <style:style style:name="lyt-book-outline4" style:family="presentation" style:parent-style-name="lyt-book-outline3">
      <style:paragraph-properties fo:margin-left="4.113cm" fo:margin-right="0cm" fo:margin-top="0cm" fo:margin-bottom="0.171cm" fo:text-indent="-0.514cm"/>
      <style:text-properties fo:font-size="17.2000007629395pt" style:font-size-asian="20pt" style:font-size-complex="20pt"/>
    </style:style>
    <style:style style:name="lyt-book-outline5" style:family="presentation" style:parent-style-name="lyt-book-outline4">
      <style:paragraph-properties fo:margin-left="5.141cm" fo:margin-right="0cm" fo:margin-top="0cm" fo:margin-bottom="0.085cm" fo:text-indent="-0.514cm"/>
      <style:text-properties fo:font-size="17.2000007629395pt" style:font-size-asian="20pt" style:font-size-complex="20pt"/>
    </style:style>
    <style:style style:name="lyt-book-outline6" style:family="presentation" style:parent-style-name="lyt-book-outline5">
      <style:paragraph-properties fo:margin-left="6.169cm" fo:margin-right="0cm" fo:margin-top="0cm" fo:margin-bottom="0.085cm" fo:text-indent="-0.514cm"/>
      <style:text-properties fo:font-size="17.2000007629395pt" style:font-size-asian="20pt" style:font-size-complex="20pt"/>
    </style:style>
    <style:style style:name="lyt-book-outline7" style:family="presentation" style:parent-style-name="lyt-book-outline6">
      <style:paragraph-properties fo:margin-left="7.198cm" fo:margin-right="0cm" fo:margin-top="0cm" fo:margin-bottom="0.085cm" fo:text-indent="-0.514cm"/>
      <style:text-properties fo:font-size="17.2000007629395pt" style:font-size-asian="20pt" style:font-size-complex="20pt"/>
    </style:style>
    <style:style style:name="lyt-book-outline8" style:family="presentation" style:parent-style-name="lyt-book-outline7">
      <style:paragraph-properties fo:margin-left="8.226cm" fo:margin-right="0cm" fo:margin-top="0cm" fo:margin-bottom="0.085cm" fo:text-indent="-0.514cm"/>
      <style:text-properties fo:font-size="17.2000007629395pt" style:font-size-asian="20pt" style:font-size-complex="20pt"/>
    </style:style>
    <style:style style:name="lyt-book-outline9" style:family="presentation" style:parent-style-name="lyt-book-outline8">
      <style:paragraph-properties fo:margin-left="9.254cm" fo:margin-right="0cm" fo:margin-top="0cm" fo:margin-bottom="0.085cm" fo:text-indent="-0.514cm"/>
      <style:text-properties fo:font-size="17.2000007629395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37.7000007629395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numdark-background" style:family="presentation">
      <style:graphic-properties draw:stroke="none" draw:fill="bitmap" draw:fill-image-name="numbers3" style:repeat="stretch"/>
    </style:style>
    <style:style style:name="lyt-numdark-backgroundobjects" style:family="presentation">
      <style:graphic-properties draw:shadow="hidden" draw:shadow-offset-x="0.3cm" draw:shadow-offset-y="0.3cm" draw:shadow-color="#808080"/>
    </style:style>
    <style:style style:name="lyt-numdark-notes" style:family="presentation">
      <style:graphic-properties draw:stroke="none" draw:fill="none">
        <text:list-style style:name="lyt-numdar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numdark-outline1" style:family="presentation">
      <style:graphic-properties draw:stroke="none" draw:fill="none">
        <text:list-style style:name="lyt-numdark-outline1">
          <text:list-level-style-bullet text:level="1" text:bullet-char="●">
            <style:list-level-properties text:space-before="0.3cm" text:min-label-width="0.9cm"/>
            <style:text-properties fo:font-family="StarSymbol" fo:color="#47b8b8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47b8b8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47b8b8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7b8b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7b8b8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7b8b8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7b8b8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7b8b8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7b8b8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lbany" style:font-family-generic="roman" style:font-pitch="variable" fo:font-size="27.3999996185303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outline2" style:family="presentation" style:parent-style-name="lyt-numdark-outline1">
      <style:paragraph-properties fo:margin-left="2.055cm" fo:margin-right="0cm" fo:margin-top="0cm" fo:margin-bottom="0.342cm" fo:text-indent="-0.685cm"/>
      <style:text-properties fo:font-size="24pt" style:font-size-asian="28pt" style:font-size-complex="28pt"/>
    </style:style>
    <style:style style:name="lyt-numdark-outline3" style:family="presentation" style:parent-style-name="lyt-numdark-outline2">
      <style:paragraph-properties fo:margin-left="3.085cm" fo:margin-right="0cm" fo:margin-top="0cm" fo:margin-bottom="0.257cm" fo:text-indent="-0.514cm"/>
      <style:text-properties fo:font-size="20.6000003814697pt" style:font-size-asian="24pt" style:font-size-complex="24pt"/>
    </style:style>
    <style:style style:name="lyt-numdark-outline4" style:family="presentation" style:parent-style-name="lyt-numdark-outline3">
      <style:paragraph-properties fo:margin-left="4.113cm" fo:margin-right="0cm" fo:margin-top="0cm" fo:margin-bottom="0.171cm" fo:text-indent="-0.514cm"/>
      <style:text-properties fo:font-size="17.2000007629395pt" style:font-size-asian="20pt" style:font-size-complex="20pt"/>
    </style:style>
    <style:style style:name="lyt-numdark-outline5" style:family="presentation" style:parent-style-name="lyt-numdark-outline4">
      <style:paragraph-properties fo:margin-left="5.141cm" fo:margin-right="0cm" fo:margin-top="0cm" fo:margin-bottom="0.085cm" fo:text-indent="-0.514cm"/>
      <style:text-properties fo:font-size="17.2000007629395pt" style:font-size-asian="20pt" style:font-size-complex="20pt"/>
    </style:style>
    <style:style style:name="lyt-numdark-outline6" style:family="presentation" style:parent-style-name="lyt-numdark-outline5">
      <style:paragraph-properties fo:margin-left="6.169cm" fo:margin-right="0cm" fo:margin-top="0cm" fo:margin-bottom="0.085cm" fo:text-indent="-0.514cm"/>
      <style:text-properties fo:font-size="17.2000007629395pt" style:font-size-asian="20pt" style:font-size-complex="20pt"/>
    </style:style>
    <style:style style:name="lyt-numdark-outline7" style:family="presentation" style:parent-style-name="lyt-numdark-outline6">
      <style:paragraph-properties fo:margin-left="7.198cm" fo:margin-right="0cm" fo:margin-top="0cm" fo:margin-bottom="0.085cm" fo:text-indent="-0.514cm"/>
      <style:text-properties fo:font-size="17.2000007629395pt" style:font-size-asian="20pt" style:font-size-complex="20pt"/>
    </style:style>
    <style:style style:name="lyt-numdark-outline8" style:family="presentation" style:parent-style-name="lyt-numdark-outline7">
      <style:paragraph-properties fo:margin-left="8.226cm" fo:margin-right="0cm" fo:margin-top="0cm" fo:margin-bottom="0.085cm" fo:text-indent="-0.514cm"/>
      <style:text-properties fo:font-size="17.2000007629395pt" style:font-size-asian="20pt" style:font-size-complex="20pt"/>
    </style:style>
    <style:style style:name="lyt-numdark-outline9" style:family="presentation" style:parent-style-name="lyt-numdark-outline8">
      <style:paragraph-properties fo:margin-left="9.254cm" fo:margin-right="0cm" fo:margin-top="0cm" fo:margin-bottom="0.085cm" fo:text-indent="-0.514cm"/>
      <style:text-properties fo:font-size="17.2000007629395pt" style:font-size-asian="20pt" style:font-size-complex="20pt"/>
    </style:style>
    <style:style style:name="lyt-numdark-subtitle" style:family="presentation">
      <style:graphic-properties draw:stroke="none" draw:fill="none" draw:textarea-vertical-align="middle">
        <text:list-style style:name="lyt-numdar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title" style:family="presentation">
      <style:graphic-properties draw:stroke="none" draw:fill="none" draw:textarea-vertical-align="middle">
        <text:list-style style:name="lyt-numdar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37.7000007629395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66cm" fo:text-align="center" fo:text-indent="0cm"/>
      <style:text-properties style:use-window-font-color="true" style:text-outline="false" style:text-line-through-style="none" fo:font-family="Albany" style:font-family-generic="roman" style:font-pitch="variable" fo:font-size="23.5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graphic-properties draw:fill-image-width="0cm" draw:fill-image-height="0cm"/>
      <style:paragraph-properties fo:margin-left="0cm" fo:margin-right="0cm" fo:margin-top="0cm" fo:margin-bottom="0.293cm" fo:text-align="justify" fo:text-indent="0cm">
        <style:tab-stops/>
      </style:paragraph-properties>
      <style:text-properties fo:font-size="20.6000003814697pt" style:font-size-asian="28pt" style:font-weight-asian="normal" style:font-size-complex="28pt" style:font-weight-complex="normal"/>
    </style:style>
    <style:style style:name="lyt-roundedrect-outline3" style:family="presentation" style:parent-style-name="lyt-roundedrect-outline2">
      <style:graphic-properties draw:fill-image-width="0cm" draw:fill-image-height="0cm" draw:textarea-horizontal-align="justify"/>
      <style:paragraph-properties fo:margin-left="0cm" fo:margin-right="0.2cm" fo:margin-top="0cm" fo:margin-bottom="0.22cm" fo:text-align="justify" fo:text-indent="0cm">
        <style:tab-stops/>
      </style:paragraph-properties>
      <style:text-properties fo:font-size="15pt" style:font-size-asian="24pt" style:font-weight-asian="normal" style:font-size-complex="24pt" style:font-weight-complex="normal"/>
    </style:style>
    <style:style style:name="lyt-roundedrect-outline4" style:family="presentation" style:parent-style-name="lyt-roundedrect-outline3">
      <style:paragraph-properties fo:margin-left="3.521cm" fo:margin-right="0cm" fo:margin-top="0cm" fo:margin-bottom="0.146cm" fo:text-indent="-0.44cm"/>
      <style:text-properties fo:font-size="14.6999998092651pt" style:font-size-asian="20pt" style:font-size-complex="20pt"/>
    </style:style>
    <style:style style:name="lyt-roundedrect-outline5" style:family="presentation" style:parent-style-name="lyt-roundedrect-outline4">
      <style:paragraph-properties fo:margin-left="4.401cm" fo:margin-right="0cm" fo:margin-top="0cm" fo:margin-bottom="0.072cm" fo:text-indent="-0.44cm"/>
      <style:text-properties fo:font-size="14.6999998092651pt" style:font-size-asian="20pt" style:font-size-complex="20pt"/>
    </style:style>
    <style:style style:name="lyt-roundedrect-outline6" style:family="presentation" style:parent-style-name="lyt-roundedrect-outline5">
      <style:paragraph-properties fo:margin-left="5.281cm" fo:margin-right="0cm" fo:margin-top="0cm" fo:margin-bottom="0.072cm" fo:text-indent="-0.44cm"/>
      <style:text-properties fo:font-size="14.6999998092651pt" style:font-size-asian="20pt" style:font-size-complex="20pt"/>
    </style:style>
    <style:style style:name="lyt-roundedrect-outline7" style:family="presentation" style:parent-style-name="lyt-roundedrect-outline6">
      <style:paragraph-properties fo:margin-left="6.162cm" fo:margin-right="0cm" fo:margin-top="0cm" fo:margin-bottom="0.072cm" fo:text-indent="-0.44cm"/>
      <style:text-properties fo:font-size="14.6999998092651pt" style:font-size-asian="20pt" style:font-size-complex="20pt"/>
    </style:style>
    <style:style style:name="lyt-roundedrect-outline8" style:family="presentation" style:parent-style-name="lyt-roundedrect-outline7">
      <style:paragraph-properties fo:margin-left="7.043cm" fo:margin-right="0cm" fo:margin-top="0cm" fo:margin-bottom="0.072cm" fo:text-indent="-0.44cm"/>
      <style:text-properties fo:font-size="14.6999998092651pt" style:font-size-asian="20pt" style:font-size-complex="20pt"/>
    </style:style>
    <style:style style:name="lyt-roundedrect-outline9" style:family="presentation" style:parent-style-name="lyt-roundedrect-outline8">
      <style:paragraph-properties fo:margin-left="1cm" fo:margin-right="0cm" fo:margin-top="0cm" fo:margin-bottom="0.072cm" fo:text-align="justify" fo:text-indent="-0.44cm">
        <style:tab-stops/>
      </style:paragraph-properties>
      <style:text-properties fo:font-size="15pt" style:font-size-asian="20pt" style:font-weight-asian="normal" style:font-size-complex="20pt" style:font-weight-complex="normal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32.2999992370605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66cm" fo:text-indent="0cm"/>
      <style:text-properties fo:color="#006b6b" style:text-outline="false" style:text-line-through-style="none" fo:font-family="Albany" style:font-family-generic="roman" style:font-pitch="variable" fo:font-size="23.5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1.761cm" fo:margin-right="0cm" fo:margin-top="0cm" fo:margin-bottom="0.293cm" fo:text-indent="-0.587cm"/>
      <style:text-properties fo:font-size="20.6000003814697pt" style:font-size-asian="28pt" style:font-size-complex="28pt"/>
    </style:style>
    <style:style style:name="lyt-tunnel-outline3" style:family="presentation" style:parent-style-name="lyt-tunnel-outline2">
      <style:paragraph-properties fo:margin-left="2.643cm" fo:margin-right="0cm" fo:margin-top="0cm" fo:margin-bottom="0.22cm" fo:text-indent="-0.44cm"/>
      <style:text-properties fo:font-size="17.7000007629395pt" style:font-size-asian="24pt" style:font-size-complex="24pt"/>
    </style:style>
    <style:style style:name="lyt-tunnel-outline4" style:family="presentation" style:parent-style-name="lyt-tunnel-outline3">
      <style:paragraph-properties fo:margin-left="3.521cm" fo:margin-right="0cm" fo:margin-top="0cm" fo:margin-bottom="0.146cm" fo:text-indent="-0.44cm"/>
      <style:text-properties fo:font-size="14.6999998092651pt" style:font-size-asian="20pt" style:font-size-complex="20pt"/>
    </style:style>
    <style:style style:name="lyt-tunnel-outline5" style:family="presentation" style:parent-style-name="lyt-tunnel-outline4">
      <style:paragraph-properties fo:margin-left="4.401cm" fo:margin-right="0cm" fo:margin-top="0cm" fo:margin-bottom="0.072cm" fo:text-indent="-0.44cm"/>
      <style:text-properties fo:font-size="14.6999998092651pt" style:font-size-asian="20pt" style:font-size-complex="20pt"/>
    </style:style>
    <style:style style:name="lyt-tunnel-outline6" style:family="presentation" style:parent-style-name="lyt-tunnel-outline5">
      <style:paragraph-properties fo:margin-left="5.281cm" fo:margin-right="0cm" fo:margin-top="0cm" fo:margin-bottom="0.072cm" fo:text-indent="-0.44cm"/>
      <style:text-properties fo:font-size="14.6999998092651pt" style:font-size-asian="20pt" style:font-size-complex="20pt"/>
    </style:style>
    <style:style style:name="lyt-tunnel-outline7" style:family="presentation" style:parent-style-name="lyt-tunnel-outline6">
      <style:paragraph-properties fo:margin-left="6.162cm" fo:margin-right="0cm" fo:margin-top="0cm" fo:margin-bottom="0.072cm" fo:text-indent="-0.44cm"/>
      <style:text-properties fo:font-size="14.6999998092651pt" style:font-size-asian="20pt" style:font-size-complex="20pt"/>
    </style:style>
    <style:style style:name="lyt-tunnel-outline8" style:family="presentation" style:parent-style-name="lyt-tunnel-outline7">
      <style:paragraph-properties fo:margin-left="7.043cm" fo:margin-right="0cm" fo:margin-top="0cm" fo:margin-bottom="0.072cm" fo:text-indent="-0.44cm"/>
      <style:text-properties fo:font-size="14.6999998092651pt" style:font-size-asian="20pt" style:font-size-complex="20pt"/>
    </style:style>
    <style:style style:name="lyt-tunnel-outline9" style:family="presentation" style:parent-style-name="lyt-tunnel-outline8">
      <style:paragraph-properties fo:margin-left="7.923cm" fo:margin-right="0cm" fo:margin-top="0cm" fo:margin-bottom="0.072cm" fo:text-indent="-0.44cm"/>
      <style:text-properties fo:font-size="14.6999998092651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32.2999992370605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66cm" fo:text-indent="0cm"/>
      <style:text-properties fo:color="#006b6b" style:text-outline="false" style:text-line-through-style="none" fo:font-family="Albany" style:font-family-generic="roman" style:font-pitch="variable" fo:font-size="23.5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1.761cm" fo:margin-right="0cm" fo:margin-top="0cm" fo:margin-bottom="0.293cm" fo:text-indent="-0.587cm"/>
      <style:text-properties fo:font-size="20.6000003814697pt" style:font-size-asian="28pt" style:font-size-complex="28pt"/>
    </style:style>
    <style:style style:name="lyt-tunnel-outline3" style:family="presentation" style:parent-style-name="lyt-tunnel-outline2">
      <style:paragraph-properties fo:margin-left="2.643cm" fo:margin-right="0cm" fo:margin-top="0cm" fo:margin-bottom="0.22cm" fo:text-indent="-0.44cm"/>
      <style:text-properties fo:font-size="17.7000007629395pt" style:font-size-asian="24pt" style:font-size-complex="24pt"/>
    </style:style>
    <style:style style:name="lyt-tunnel-outline4" style:family="presentation" style:parent-style-name="lyt-tunnel-outline3">
      <style:paragraph-properties fo:margin-left="3.521cm" fo:margin-right="0cm" fo:margin-top="0cm" fo:margin-bottom="0.146cm" fo:text-indent="-0.44cm"/>
      <style:text-properties fo:font-size="14.6999998092651pt" style:font-size-asian="20pt" style:font-size-complex="20pt"/>
    </style:style>
    <style:style style:name="lyt-tunnel-outline5" style:family="presentation" style:parent-style-name="lyt-tunnel-outline4">
      <style:paragraph-properties fo:margin-left="4.401cm" fo:margin-right="0cm" fo:margin-top="0cm" fo:margin-bottom="0.072cm" fo:text-indent="-0.44cm"/>
      <style:text-properties fo:font-size="14.6999998092651pt" style:font-size-asian="20pt" style:font-size-complex="20pt"/>
    </style:style>
    <style:style style:name="lyt-tunnel-outline6" style:family="presentation" style:parent-style-name="lyt-tunnel-outline5">
      <style:paragraph-properties fo:margin-left="5.281cm" fo:margin-right="0cm" fo:margin-top="0cm" fo:margin-bottom="0.072cm" fo:text-indent="-0.44cm"/>
      <style:text-properties fo:font-size="14.6999998092651pt" style:font-size-asian="20pt" style:font-size-complex="20pt"/>
    </style:style>
    <style:style style:name="lyt-tunnel-outline7" style:family="presentation" style:parent-style-name="lyt-tunnel-outline6">
      <style:paragraph-properties fo:margin-left="6.162cm" fo:margin-right="0cm" fo:margin-top="0cm" fo:margin-bottom="0.072cm" fo:text-indent="-0.44cm"/>
      <style:text-properties fo:font-size="14.6999998092651pt" style:font-size-asian="20pt" style:font-size-complex="20pt"/>
    </style:style>
    <style:style style:name="lyt-tunnel-outline8" style:family="presentation" style:parent-style-name="lyt-tunnel-outline7">
      <style:paragraph-properties fo:margin-left="7.043cm" fo:margin-right="0cm" fo:margin-top="0cm" fo:margin-bottom="0.072cm" fo:text-indent="-0.44cm"/>
      <style:text-properties fo:font-size="14.6999998092651pt" style:font-size-asian="20pt" style:font-size-complex="20pt"/>
    </style:style>
    <style:style style:name="lyt-tunnel-outline9" style:family="presentation" style:parent-style-name="lyt-tunnel-outline8">
      <style:paragraph-properties fo:margin-left="7.923cm" fo:margin-right="0cm" fo:margin-top="0cm" fo:margin-bottom="0.072cm" fo:text-indent="-0.44cm"/>
      <style:text-properties fo:font-size="14.6999998092651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32.2999992370605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65cm" fo:text-indent="0cm"/>
      <style:text-properties style:use-window-font-color="true" style:text-outline="false" style:text-line-through-style="none" fo:font-family="Arial" style:font-family-generic="roman" style:font-pitch="variable" fo:font-size="23.5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1.761cm" fo:margin-right="0cm" fo:margin-top="0cm" fo:margin-bottom="0.293cm" fo:text-indent="-0.587cm"/>
      <style:text-properties fo:font-size="20.6000003814697pt" style:font-size-asian="28pt" style:font-size-complex="28pt"/>
    </style:style>
    <style:style style:name="water-outline3" style:family="presentation" style:parent-style-name="water-outline2">
      <style:paragraph-properties fo:margin-left="2.643cm" fo:margin-right="0cm" fo:margin-top="0cm" fo:margin-bottom="0.22cm" fo:text-indent="-0.44cm"/>
      <style:text-properties fo:font-size="17.7000007629395pt" style:font-size-asian="24pt" style:font-size-complex="24pt"/>
    </style:style>
    <style:style style:name="water-outline4" style:family="presentation" style:parent-style-name="water-outline3">
      <style:paragraph-properties fo:margin-left="3.521cm" fo:margin-right="0cm" fo:margin-top="0cm" fo:margin-bottom="0.146cm" fo:text-indent="-0.44cm"/>
      <style:text-properties fo:font-size="14.6999998092651pt" style:font-size-asian="20pt" style:font-size-complex="20pt"/>
    </style:style>
    <style:style style:name="water-outline5" style:family="presentation" style:parent-style-name="water-outline4">
      <style:paragraph-properties fo:margin-left="4.401cm" fo:margin-right="0cm" fo:margin-top="0cm" fo:margin-bottom="0.072cm" fo:text-indent="-0.44cm"/>
      <style:text-properties fo:font-size="14.6999998092651pt" style:font-size-asian="20pt" style:font-size-complex="20pt"/>
    </style:style>
    <style:style style:name="water-outline6" style:family="presentation" style:parent-style-name="water-outline5">
      <style:paragraph-properties fo:margin-left="5.281cm" fo:margin-right="0cm" fo:margin-top="0cm" fo:margin-bottom="0.072cm" fo:text-indent="-0.44cm"/>
      <style:text-properties fo:font-size="14.6999998092651pt" style:font-size-asian="20pt" style:font-size-complex="20pt"/>
    </style:style>
    <style:style style:name="water-outline7" style:family="presentation" style:parent-style-name="water-outline6">
      <style:paragraph-properties fo:margin-left="6.162cm" fo:margin-right="0cm" fo:margin-top="0cm" fo:margin-bottom="0.072cm" fo:text-indent="-0.44cm"/>
      <style:text-properties fo:font-size="14.6999998092651pt" style:font-size-asian="20pt" style:font-size-complex="20pt"/>
    </style:style>
    <style:style style:name="water-outline8" style:family="presentation" style:parent-style-name="water-outline7">
      <style:paragraph-properties fo:margin-left="7.043cm" fo:margin-right="0cm" fo:margin-top="0cm" fo:margin-bottom="0.072cm" fo:text-indent="-0.44cm"/>
      <style:text-properties fo:font-size="14.6999998092651pt" style:font-size-asian="20pt" style:font-size-complex="20pt"/>
    </style:style>
    <style:style style:name="water-outline9" style:family="presentation" style:parent-style-name="water-outline8">
      <style:paragraph-properties fo:margin-left="7.923cm" fo:margin-right="0cm" fo:margin-top="0cm" fo:margin-bottom="0.072cm" fo:text-indent="-0.44cm"/>
      <style:text-properties fo:font-size="14.6999998092651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2.2999992370605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lbany" style:font-family-generic="roman" style:font-pitch="variable" fo:font-size="27.3999996185303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055cm" fo:margin-right="0cm" fo:margin-top="0cm" fo:margin-bottom="0.342cm" fo:text-indent="-0.685cm"/>
      <style:text-properties fo:font-size="24pt" style:font-size-asian="28pt" style:font-size-complex="28pt"/>
    </style:style>
    <style:style style:name="lyt-organic-outline3" style:family="presentation" style:parent-style-name="lyt-organic-outline2">
      <style:paragraph-properties fo:margin-left="3.085cm" fo:margin-right="0cm" fo:margin-top="0cm" fo:margin-bottom="0.257cm" fo:text-indent="-0.514cm"/>
      <style:text-properties fo:font-size="20.6000003814697pt" style:font-size-asian="24pt" style:font-size-complex="24pt"/>
    </style:style>
    <style:style style:name="lyt-organic-outline4" style:family="presentation" style:parent-style-name="lyt-organic-outline3">
      <style:paragraph-properties fo:margin-left="4.113cm" fo:margin-right="0cm" fo:margin-top="0cm" fo:margin-bottom="0.171cm" fo:text-indent="-0.514cm"/>
      <style:text-properties fo:font-size="17.2000007629395pt" style:font-size-asian="20pt" style:font-size-complex="20pt"/>
    </style:style>
    <style:style style:name="lyt-organic-outline5" style:family="presentation" style:parent-style-name="lyt-organic-outline4">
      <style:paragraph-properties fo:margin-left="5.141cm" fo:margin-right="0cm" fo:margin-top="0cm" fo:margin-bottom="0.085cm" fo:text-indent="-0.514cm"/>
      <style:text-properties fo:font-size="17.2000007629395pt" style:font-size-asian="20pt" style:font-size-complex="20pt"/>
    </style:style>
    <style:style style:name="lyt-organic-outline6" style:family="presentation" style:parent-style-name="lyt-organic-outline5">
      <style:paragraph-properties fo:margin-left="6.169cm" fo:margin-right="0cm" fo:margin-top="0cm" fo:margin-bottom="0.085cm" fo:text-indent="-0.514cm"/>
      <style:text-properties fo:font-size="17.2000007629395pt" style:font-size-asian="20pt" style:font-size-complex="20pt"/>
    </style:style>
    <style:style style:name="lyt-organic-outline7" style:family="presentation" style:parent-style-name="lyt-organic-outline6">
      <style:paragraph-properties fo:margin-left="7.198cm" fo:margin-right="0cm" fo:margin-top="0cm" fo:margin-bottom="0.085cm" fo:text-indent="-0.514cm"/>
      <style:text-properties fo:font-size="17.2000007629395pt" style:font-size-asian="20pt" style:font-size-complex="20pt"/>
    </style:style>
    <style:style style:name="lyt-organic-outline8" style:family="presentation" style:parent-style-name="lyt-organic-outline7">
      <style:paragraph-properties fo:margin-left="8.226cm" fo:margin-right="0cm" fo:margin-top="0cm" fo:margin-bottom="0.085cm" fo:text-indent="-0.514cm"/>
      <style:text-properties fo:font-size="17.2000007629395pt" style:font-size-asian="20pt" style:font-size-complex="20pt"/>
    </style:style>
    <style:style style:name="lyt-organic-outline9" style:family="presentation" style:parent-style-name="lyt-organic-outline8">
      <style:paragraph-properties fo:margin-left="9.254cm" fo:margin-right="0cm" fo:margin-top="0cm" fo:margin-bottom="0.085cm" fo:text-indent="-0.514cm"/>
      <style:text-properties fo:font-size="17.2000007629395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37.7000007629395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65cm" fo:text-indent="0cm"/>
      <style:text-properties style:use-window-font-color="true" style:text-outline="false" style:text-line-through-style="none" fo:font-family="Arial" style:font-family-generic="roman" style:font-pitch="variable" fo:font-size="23.5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1.761cm" fo:margin-right="0cm" fo:margin-top="0cm" fo:margin-bottom="0.293cm" fo:text-indent="-0.587cm"/>
      <style:text-properties fo:font-size="20.6000003814697pt" style:font-size-asian="28pt" style:font-size-complex="28pt"/>
    </style:style>
    <style:style style:name="water-outline3" style:family="presentation" style:parent-style-name="water-outline2">
      <style:paragraph-properties fo:margin-left="2.643cm" fo:margin-right="0cm" fo:margin-top="0cm" fo:margin-bottom="0.22cm" fo:text-indent="-0.44cm"/>
      <style:text-properties fo:font-size="17.7000007629395pt" style:font-size-asian="24pt" style:font-size-complex="24pt"/>
    </style:style>
    <style:style style:name="water-outline4" style:family="presentation" style:parent-style-name="water-outline3">
      <style:paragraph-properties fo:margin-left="3.521cm" fo:margin-right="0cm" fo:margin-top="0cm" fo:margin-bottom="0.146cm" fo:text-indent="-0.44cm"/>
      <style:text-properties fo:font-size="14.6999998092651pt" style:font-size-asian="20pt" style:font-size-complex="20pt"/>
    </style:style>
    <style:style style:name="water-outline5" style:family="presentation" style:parent-style-name="water-outline4">
      <style:paragraph-properties fo:margin-left="4.401cm" fo:margin-right="0cm" fo:margin-top="0cm" fo:margin-bottom="0.072cm" fo:text-indent="-0.44cm"/>
      <style:text-properties fo:font-size="14.6999998092651pt" style:font-size-asian="20pt" style:font-size-complex="20pt"/>
    </style:style>
    <style:style style:name="water-outline6" style:family="presentation" style:parent-style-name="water-outline5">
      <style:paragraph-properties fo:margin-left="5.281cm" fo:margin-right="0cm" fo:margin-top="0cm" fo:margin-bottom="0.072cm" fo:text-indent="-0.44cm"/>
      <style:text-properties fo:font-size="14.6999998092651pt" style:font-size-asian="20pt" style:font-size-complex="20pt"/>
    </style:style>
    <style:style style:name="water-outline7" style:family="presentation" style:parent-style-name="water-outline6">
      <style:paragraph-properties fo:margin-left="6.162cm" fo:margin-right="0cm" fo:margin-top="0cm" fo:margin-bottom="0.072cm" fo:text-indent="-0.44cm"/>
      <style:text-properties fo:font-size="14.6999998092651pt" style:font-size-asian="20pt" style:font-size-complex="20pt"/>
    </style:style>
    <style:style style:name="water-outline8" style:family="presentation" style:parent-style-name="water-outline7">
      <style:paragraph-properties fo:margin-left="7.043cm" fo:margin-right="0cm" fo:margin-top="0cm" fo:margin-bottom="0.072cm" fo:text-indent="-0.44cm"/>
      <style:text-properties fo:font-size="14.6999998092651pt" style:font-size-asian="20pt" style:font-size-complex="20pt"/>
    </style:style>
    <style:style style:name="water-outline9" style:family="presentation" style:parent-style-name="water-outline8">
      <style:paragraph-properties fo:margin-left="7.923cm" fo:margin-right="0cm" fo:margin-top="0cm" fo:margin-bottom="0.072cm" fo:text-indent="-0.44cm"/>
      <style:text-properties fo:font-size="14.6999998092651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2.2999992370605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7cm" fo:text-indent="0cm"/>
      <style:text-properties style:use-window-font-color="true" style:text-outline="false" style:text-line-through-style="none" fo:font-family="Arial" style:font-family-generic="roman" style:font-pitch="variable" fo:font-size="27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055cm" fo:margin-right="0cm" fo:margin-top="0cm" fo:margin-bottom="0.342cm" fo:text-indent="-0.685cm"/>
      <style:text-properties fo:font-size="24pt" style:font-size-asian="28pt" style:font-size-complex="28pt"/>
    </style:style>
    <style:style style:name="wine-outline3" style:family="presentation" style:parent-style-name="wine-outline2">
      <style:paragraph-properties fo:margin-left="3.085cm" fo:margin-right="0cm" fo:margin-top="0cm" fo:margin-bottom="0.257cm" fo:text-indent="-0.514cm"/>
      <style:text-properties fo:font-size="20.6000003814697pt" style:font-size-asian="24pt" style:font-size-complex="24pt"/>
    </style:style>
    <style:style style:name="wine-outline4" style:family="presentation" style:parent-style-name="wine-outline3">
      <style:paragraph-properties fo:margin-left="4.113cm" fo:margin-right="0cm" fo:margin-top="0cm" fo:margin-bottom="0.171cm" fo:text-indent="-0.514cm"/>
      <style:text-properties fo:font-size="17.2000007629395pt" style:font-size-asian="20pt" style:font-size-complex="20pt"/>
    </style:style>
    <style:style style:name="wine-outline5" style:family="presentation" style:parent-style-name="wine-outline4">
      <style:paragraph-properties fo:margin-left="5.141cm" fo:margin-right="0cm" fo:margin-top="0cm" fo:margin-bottom="0.085cm" fo:text-indent="-0.514cm"/>
      <style:text-properties fo:font-size="17.2000007629395pt" style:font-size-asian="20pt" style:font-size-complex="20pt"/>
    </style:style>
    <style:style style:name="wine-outline6" style:family="presentation" style:parent-style-name="wine-outline5">
      <style:paragraph-properties fo:margin-left="6.169cm" fo:margin-right="0cm" fo:margin-top="0cm" fo:margin-bottom="0.085cm" fo:text-indent="-0.514cm"/>
      <style:text-properties fo:font-size="17.2000007629395pt" style:font-size-asian="20pt" style:font-size-complex="20pt"/>
    </style:style>
    <style:style style:name="wine-outline7" style:family="presentation" style:parent-style-name="wine-outline6">
      <style:paragraph-properties fo:margin-left="7.198cm" fo:margin-right="0cm" fo:margin-top="0cm" fo:margin-bottom="0.085cm" fo:text-indent="-0.514cm"/>
      <style:text-properties fo:font-size="17.2000007629395pt" style:font-size-asian="20pt" style:font-size-complex="20pt"/>
    </style:style>
    <style:style style:name="wine-outline8" style:family="presentation" style:parent-style-name="wine-outline7">
      <style:paragraph-properties fo:margin-left="8.226cm" fo:margin-right="0cm" fo:margin-top="0cm" fo:margin-bottom="0.085cm" fo:text-indent="-0.514cm"/>
      <style:text-properties fo:font-size="17.2000007629395pt" style:font-size-asian="20pt" style:font-size-complex="20pt"/>
    </style:style>
    <style:style style:name="wine-outline9" style:family="presentation" style:parent-style-name="wine-outline8">
      <style:paragraph-properties fo:margin-left="9.254cm" fo:margin-right="0cm" fo:margin-top="0cm" fo:margin-bottom="0.085cm" fo:text-indent="-0.514cm"/>
      <style:text-properties fo:font-size="17.2000007629395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66cm" fo:text-align="center" fo:text-indent="0cm"/>
      <style:text-properties style:use-window-font-color="true" style:text-outline="false" style:text-line-through-style="none" fo:font-family="Albany" style:font-family-generic="roman" style:font-pitch="variable" fo:font-size="23.5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graphic-properties draw:fill-image-width="0cm" draw:fill-image-height="0cm"/>
      <style:paragraph-properties fo:margin-left="0cm" fo:margin-right="0cm" fo:margin-top="0cm" fo:margin-bottom="0.293cm" fo:text-align="justify" fo:text-indent="0cm">
        <style:tab-stops/>
      </style:paragraph-properties>
      <style:text-properties fo:font-size="20.6000003814697pt" style:font-size-asian="28pt" style:font-weight-asian="normal" style:font-size-complex="28pt" style:font-weight-complex="normal"/>
    </style:style>
    <style:style style:name="lyt-roundedrect-outline3" style:family="presentation" style:parent-style-name="lyt-roundedrect-outline2">
      <style:graphic-properties draw:fill-image-width="0cm" draw:fill-image-height="0cm" draw:textarea-horizontal-align="justify"/>
      <style:paragraph-properties fo:margin-left="0cm" fo:margin-right="0.2cm" fo:margin-top="0cm" fo:margin-bottom="0.22cm" fo:text-align="justify" fo:text-indent="0cm">
        <style:tab-stops/>
      </style:paragraph-properties>
      <style:text-properties fo:font-size="15pt" style:font-size-asian="24pt" style:font-weight-asian="normal" style:font-size-complex="24pt" style:font-weight-complex="normal"/>
    </style:style>
    <style:style style:name="lyt-roundedrect-outline4" style:family="presentation" style:parent-style-name="lyt-roundedrect-outline3">
      <style:paragraph-properties fo:margin-left="3.521cm" fo:margin-right="0cm" fo:margin-top="0cm" fo:margin-bottom="0.146cm" fo:text-indent="-0.44cm"/>
      <style:text-properties fo:font-size="14.6999998092651pt" style:font-size-asian="20pt" style:font-size-complex="20pt"/>
    </style:style>
    <style:style style:name="lyt-roundedrect-outline5" style:family="presentation" style:parent-style-name="lyt-roundedrect-outline4">
      <style:paragraph-properties fo:margin-left="4.401cm" fo:margin-right="0cm" fo:margin-top="0cm" fo:margin-bottom="0.072cm" fo:text-indent="-0.44cm"/>
      <style:text-properties fo:font-size="14.6999998092651pt" style:font-size-asian="20pt" style:font-size-complex="20pt"/>
    </style:style>
    <style:style style:name="lyt-roundedrect-outline6" style:family="presentation" style:parent-style-name="lyt-roundedrect-outline5">
      <style:paragraph-properties fo:margin-left="5.281cm" fo:margin-right="0cm" fo:margin-top="0cm" fo:margin-bottom="0.072cm" fo:text-indent="-0.44cm"/>
      <style:text-properties fo:font-size="14.6999998092651pt" style:font-size-asian="20pt" style:font-size-complex="20pt"/>
    </style:style>
    <style:style style:name="lyt-roundedrect-outline7" style:family="presentation" style:parent-style-name="lyt-roundedrect-outline6">
      <style:paragraph-properties fo:margin-left="6.162cm" fo:margin-right="0cm" fo:margin-top="0cm" fo:margin-bottom="0.072cm" fo:text-indent="-0.44cm"/>
      <style:text-properties fo:font-size="14.6999998092651pt" style:font-size-asian="20pt" style:font-size-complex="20pt"/>
    </style:style>
    <style:style style:name="lyt-roundedrect-outline8" style:family="presentation" style:parent-style-name="lyt-roundedrect-outline7">
      <style:paragraph-properties fo:margin-left="7.043cm" fo:margin-right="0cm" fo:margin-top="0cm" fo:margin-bottom="0.072cm" fo:text-indent="-0.44cm"/>
      <style:text-properties fo:font-size="14.6999998092651pt" style:font-size-asian="20pt" style:font-size-complex="20pt"/>
    </style:style>
    <style:style style:name="lyt-roundedrect-outline9" style:family="presentation" style:parent-style-name="lyt-roundedrect-outline8">
      <style:paragraph-properties fo:margin-left="1cm" fo:margin-right="0cm" fo:margin-top="0cm" fo:margin-bottom="0.072cm" fo:text-align="justify" fo:text-indent="-0.44cm">
        <style:tab-stops/>
      </style:paragraph-properties>
      <style:text-properties fo:font-size="15pt" style:font-size-asian="20pt" style:font-weight-asian="normal" style:font-size-complex="20pt" style:font-weight-complex="normal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32.2999992370605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lbany" style:font-family-generic="roman" style:font-pitch="variable" fo:font-size="27.3999996185303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055cm" fo:margin-right="0cm" fo:margin-top="0cm" fo:margin-bottom="0.342cm" fo:text-indent="-0.685cm"/>
      <style:text-properties fo:font-size="24pt" style:font-size-asian="28pt" style:font-size-complex="28pt"/>
    </style:style>
    <style:style style:name="lyt-techpoly-outline3" style:family="presentation" style:parent-style-name="lyt-techpoly-outline2">
      <style:graphic-properties draw:fill-image-width="0cm" draw:fill-image-height="0cm"/>
      <style:paragraph-properties fo:margin-left="0cm" fo:margin-right="0cm" fo:margin-top="0cm" fo:margin-bottom="0.257cm" fo:text-align="justify" fo:text-indent="0cm">
        <style:tab-stops/>
      </style:paragraph-properties>
      <style:text-properties fo:font-size="15pt" style:font-size-asian="24pt" style:font-weight-asian="normal" style:font-size-complex="24pt" style:font-weight-complex="normal"/>
    </style:style>
    <style:style style:name="lyt-techpoly-outline4" style:family="presentation" style:parent-style-name="lyt-techpoly-outline3">
      <style:paragraph-properties fo:margin-left="4.113cm" fo:margin-right="0cm" fo:margin-top="0cm" fo:margin-bottom="0.171cm" fo:text-indent="-0.514cm"/>
      <style:text-properties fo:font-size="17.2000007629395pt" style:font-size-asian="20pt" style:font-size-complex="20pt"/>
    </style:style>
    <style:style style:name="lyt-techpoly-outline5" style:family="presentation" style:parent-style-name="lyt-techpoly-outline4">
      <style:paragraph-properties fo:margin-left="5.141cm" fo:margin-right="0cm" fo:margin-top="0cm" fo:margin-bottom="0.085cm" fo:text-indent="-0.514cm"/>
      <style:text-properties fo:font-size="17.2000007629395pt" style:font-size-asian="20pt" style:font-size-complex="20pt"/>
    </style:style>
    <style:style style:name="lyt-techpoly-outline6" style:family="presentation" style:parent-style-name="lyt-techpoly-outline5">
      <style:paragraph-properties fo:margin-left="6.169cm" fo:margin-right="0cm" fo:margin-top="0cm" fo:margin-bottom="0.085cm" fo:text-indent="-0.514cm"/>
      <style:text-properties fo:font-size="17.2000007629395pt" style:font-size-asian="20pt" style:font-size-complex="20pt"/>
    </style:style>
    <style:style style:name="lyt-techpoly-outline7" style:family="presentation" style:parent-style-name="lyt-techpoly-outline6">
      <style:paragraph-properties fo:margin-left="7.198cm" fo:margin-right="0cm" fo:margin-top="0cm" fo:margin-bottom="0.085cm" fo:text-indent="-0.514cm"/>
      <style:text-properties fo:font-size="17.2000007629395pt" style:font-size-asian="20pt" style:font-size-complex="20pt"/>
    </style:style>
    <style:style style:name="lyt-techpoly-outline8" style:family="presentation" style:parent-style-name="lyt-techpoly-outline7">
      <style:paragraph-properties fo:margin-left="8.226cm" fo:margin-right="0cm" fo:margin-top="0cm" fo:margin-bottom="0.085cm" fo:text-indent="-0.514cm"/>
      <style:text-properties fo:font-size="17.2000007629395pt" style:font-size-asian="20pt" style:font-size-complex="20pt"/>
    </style:style>
    <style:style style:name="lyt-techpoly-outline9" style:family="presentation" style:parent-style-name="lyt-techpoly-outline8">
      <style:paragraph-properties fo:margin-left="9.254cm" fo:margin-right="0cm" fo:margin-top="0cm" fo:margin-bottom="0.085cm" fo:text-indent="-0.514cm"/>
      <style:text-properties fo:font-size="17.2000007629395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fill-image-width="0cm" draw:fill-image-height="0cm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198a8a" style:text-outline="false" style:text-line-through-style="none" fo:font-family="Albany" style:font-family-generic="roman" style:font-pitch="variable" fo:font-size="32.5999984741211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draw:background-size="border" draw:fill="bitmap" draw:fill-image-name="bluetitledown" style:repeat="stretch"/>
    </style:style>
    <style:style style:name="Mdp4" style:family="drawing-page">
      <style:drawing-page-properties draw:background-size="border" draw:fill="bitmap" draw:fill-image-name="ashapes9" style:repeat="stretch"/>
    </style:style>
    <style:style style:name="Mdp5" style:family="drawing-page">
      <style:drawing-page-properties draw:background-size="border" draw:fill="bitmap" draw:fill-image-name="paper4" style:repeat="stretch"/>
    </style:style>
    <style:style style:name="Mdp6" style:family="drawing-page">
      <style:drawing-page-properties draw:background-size="border" draw:fill="bitmap" draw:fill-image-name="bluewithspiral" draw:fill-image-width="0cm" draw:fill-image-height="0cm"/>
    </style:style>
    <style:style style:name="Mdp7" style:family="drawing-page">
      <style:drawing-page-properties draw:background-size="border" draw:fill="bitmap" draw:fill-image-name="numbers3" style:repeat="stretch"/>
    </style:style>
    <style:style style:name="Mdp8" style:family="drawing-page">
      <style:drawing-page-properties draw:background-size="border" draw:fill="bitmap" draw:fill-image-name="rectangles3" style:repeat="stretch"/>
    </style:style>
    <style:style style:name="Mdp9" style:family="drawing-page">
      <style:drawing-page-properties draw:background-size="border" draw:fill="bitmap" draw:fill-image-name="tunnel_5f_box" draw:fill-image-width="0cm" draw:fill-image-height="0cm"/>
    </style:style>
    <style:style style:name="Mdp10" style:family="drawing-page">
      <style:drawing-page-properties draw:background-size="border" draw:fill="bitmap" draw:fill-image-name="water" style:repeat="stretch"/>
    </style:style>
    <style:style style:name="Mdp11" style:family="drawing-page">
      <style:drawing-page-properties draw:background-size="border" draw:fill="bitmap" draw:fill-image-name="organic" style:repeat="stretch"/>
    </style:style>
    <style:style style:name="Mdp12" style:family="drawing-page">
      <style:drawing-page-properties draw:background-size="border" draw:fill="bitmap" draw:fill-image-name="wein" style:repeat="stretch"/>
    </style:style>
    <style:style style:name="Mdp13" style:family="drawing-page">
      <style:drawing-page-properties draw:background-size="border" draw:fill="bitmap" draw:fill-image-name="blendscreen2" draw:fill-image-width="0cm" draw:fill-image-height="0cm"/>
    </style:style>
    <style:style style:name="Mdp1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lyt-numdar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lyt-numdark-backgroundobjects">
      <style:graphic-properties draw:stroke="none" draw:fill="none" draw:fill-color="#ffffff" draw:auto-grow-height="false" fo:min-height="1.485cm"/>
    </style:style>
    <style:style style:name="Mpr21" style:family="presentation" style:parent-style-name="lyt-numdark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23" style:family="presentation" style:parent-style-name="lyt-roundedrect-backgroundobjects">
      <style:graphic-properties draw:marker-end="Arrow" draw:marker-end-width="0.3cm" draw:fill="none" draw:textarea-vertical-align="middle"/>
    </style:style>
    <style:style style:name="Mpr24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25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lyt-tunnel-title">
      <style:graphic-properties draw:fill-color="#ffffff" draw:auto-grow-height="false" fo:min-height="3.507cm"/>
    </style:style>
    <style:style style:name="Mpr27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28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29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r30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31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32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33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34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35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r36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37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38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r39" style:family="presentation" style:parent-style-name="lyt-techpoly-title">
      <style:graphic-properties draw:auto-grow-height="false" fo:min-height="3.006cm"/>
    </style:style>
    <style:style style:name="Mpr40" style:family="presentation" style:parent-style-name="lyt-techpoly-outline1">
      <style:graphic-properties fo:min-height="11.88cm"/>
    </style:style>
    <style:style style:name="Mpr41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42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43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4.299cm" svg:height="3.005cm" svg:x="1.35cm" svg:y="0.717cm" presentation:class="title" presentation:placeholder="true">
        <draw:text-box/>
      </draw:frame>
      <draw:frame presentation:style-name="Standard-outline1" draw:layer="backgroundobjects" svg:width="24.299cm" svg:height="11.88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lyt-blackandwhite" style:page-layout-name="PM1" draw:style-name="Mdp2">
      <office:forms form:automatic-focus="false" form:apply-design-mode="false"/>
      <draw:frame presentation:style-name="lyt-blackandwhite-title" draw:layer="backgroundobjects" svg:width="22.661cm" svg:height="2.437cm" svg:x="1.928cm" svg:y="1.628cm" presentation:class="title" presentation:placeholder="true">
        <draw:text-box/>
      </draw:frame>
      <draw:frame presentation:style-name="lyt-blackandwhite-outline1" draw:layer="backgroundobjects" svg:width="23.72cm" svg:height="11.88cm" svg:x="1.928cm" svg:y="4.64cm" presentation:class="outline" presentation:placeholder="true">
        <draw:text-box/>
      </draw:frame>
      <draw:frame presentation:style-name="Mpr4" draw:text-style-name="MP4" draw:layer="backgroundobjects" svg:width="6.29cm" svg:height="1.241cm" svg:x="1.446cm" svg:y="15.044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558cm" svg:height="1.241cm" svg:x="8.751cm" svg:y="15.11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29cm" svg:height="1.241cm" svg:x="18.298cm" svg:y="15.112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bluetitledown" style:page-layout-name="PM1" draw:style-name="Mdp3">
      <office:forms form:automatic-focus="false" form:apply-design-mode="false"/>
      <draw:frame presentation:style-name="lyt-bluetitledown-title" draw:layer="backgroundobjects" svg:width="24.299cm" svg:height="3.005cm" svg:x="1.35cm" svg:y="14.823cm" presentation:class="title" presentation:placeholder="true">
        <draw:text-box/>
      </draw:frame>
      <draw:frame presentation:style-name="lyt-bluetitledown-outline1" draw:layer="backgroundobjects" svg:width="24.299cm" svg:height="11.88cm" svg:x="1.35cm" svg:y="1.885cm" presentation:class="outline" presentation:placeholder="true">
        <draw:text-box/>
      </draw:frame>
      <draw:frame presentation:style-name="Mpr7" draw:text-style-name="MP4" draw:layer="backgroundobjects" svg:width="6.29cm" svg:height="1.241cm" svg:x="1.35cm" svg:y="12.798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558cm" svg:height="1.241cm" svg:x="9.234cm" svg:y="12.79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29cm" svg:height="1.241cm" svg:x="19.359cm" svg:y="12.798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titledown-title" draw:layer="backgroundobjects" svg:width="14.848cm" svg:height="11.136cm" svg:x="3.075cm" svg:y="2.257cm" presentation:class="page"/>
        <draw:frame presentation:style-name="lyt-bluetitledow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brown" style:page-layout-name="PM1" draw:style-name="Mdp4">
      <office:forms form:automatic-focus="false" form:apply-design-mode="false"/>
      <draw:frame presentation:style-name="lyt-brown-title" draw:layer="backgroundobjects" svg:width="24.299cm" svg:height="3.005cm" svg:x="1.35cm" svg:y="0.717cm" presentation:class="title" presentation:placeholder="true">
        <draw:text-box/>
      </draw:frame>
      <draw:frame presentation:style-name="lyt-brown-outline1" draw:layer="backgroundobjects" svg:width="24.299cm" svg:height="11.88cm" svg:x="1.35cm" svg:y="4.212cm" presentation:class="outline" presentation:placeholder="true">
        <draw:text-box/>
      </draw:frame>
      <draw:frame presentation:style-name="Mpr10" draw:text-style-name="MP4" draw:layer="backgroundobjects" svg:width="6.29cm" svg:height="1.241cm" svg:x="1.35cm" svg:y="16.398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558cm" svg:height="1.241cm" svg:x="9.23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29cm" svg:height="1.241cm" svg:x="19.359cm" svg:y="16.398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brown-title" draw:layer="backgroundobjects" svg:width="14.848cm" svg:height="11.136cm" svg:x="3.075cm" svg:y="2.257cm" presentation:class="page"/>
        <draw:frame presentation:style-name="lyt-brow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paper" style:page-layout-name="PM1" draw:style-name="Mdp5">
      <office:forms form:automatic-focus="false" form:apply-design-mode="false"/>
      <draw:frame presentation:style-name="lyt-paper-title" draw:layer="backgroundobjects" svg:width="23.143cm" svg:height="3.005cm" svg:x="1.928cm" svg:y="1.403cm" presentation:class="title" presentation:placeholder="true">
        <draw:text-box/>
      </draw:frame>
      <draw:frame presentation:style-name="lyt-paper-outline1" draw:layer="backgroundobjects" svg:width="22.179cm" svg:height="11.88cm" svg:x="2.41cm" svg:y="4.885cm" presentation:class="outline" presentation:placeholder="true">
        <draw:text-box/>
      </draw:frame>
      <draw:frame presentation:style-name="Mpr13" draw:text-style-name="MP4" draw:layer="backgroundobjects" svg:width="6.29cm" svg:height="1.241cm" svg:x="2.121cm" svg:y="15.283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558cm" svg:height="1.241cm" svg:x="9.33cm" svg:y="15.283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29cm" svg:height="1.241cm" svg:x="18.78cm" svg:y="15.283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book" style:page-layout-name="PM1" draw:style-name="Mdp6">
      <office:forms form:automatic-focus="false" form:apply-design-mode="false"/>
      <draw:frame presentation:style-name="lyt-book-title" draw:layer="backgroundobjects" svg:width="24.299cm" svg:height="3.005cm" svg:x="1.35cm" svg:y="0.717cm" presentation:class="title" presentation:placeholder="true">
        <draw:text-box/>
      </draw:frame>
      <draw:frame presentation:style-name="lyt-book-outline1" draw:layer="backgroundobjects" svg:width="24.299cm" svg:height="11.88cm" svg:x="1.35cm" svg:y="4.212cm" presentation:class="outline" presentation:placeholder="true">
        <draw:text-box/>
      </draw:frame>
      <draw:frame presentation:style-name="Mpr16" draw:text-style-name="MP4" draw:layer="backgroundobjects" svg:width="6.29cm" svg:height="1.241cm" svg:x="1.542cm" svg:y="16.398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558cm" svg:height="1.241cm" svg:x="9.23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29cm" svg:height="1.241cm" svg:x="19.359cm" svg:y="16.398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book-title" draw:layer="backgroundobjects" svg:width="14.848cm" svg:height="11.136cm" svg:x="3.075cm" svg:y="2.257cm" presentation:class="page"/>
        <draw:frame presentation:style-name="lyt-book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numdark" style:page-layout-name="PM1" draw:style-name="Mdp7">
      <office:forms form:automatic-focus="false" form:apply-design-mode="false"/>
      <draw:frame presentation:style-name="lyt-numdark-title" draw:layer="backgroundobjects" svg:width="24.299cm" svg:height="3.005cm" svg:x="1.35cm" svg:y="1.285cm" presentation:class="title" presentation:placeholder="true">
        <draw:text-box/>
      </draw:frame>
      <draw:frame presentation:style-name="lyt-numdark-outline1" draw:layer="backgroundobjects" svg:width="23.239cm" svg:height="11.88cm" svg:x="1.928cm" svg:y="4.554cm" presentation:class="outline" presentation:placeholder="true">
        <draw:text-box/>
      </draw:frame>
      <draw:frame presentation:style-name="Mpr19" draw:text-style-name="MP4" draw:layer="backgroundobjects" svg:width="6.29cm" svg:height="1.241cm" svg:x="1.542cm" svg:y="15.54cm" presentation:class="date-time">
        <draw:text-box>
          <text:p text:style-name="MP4"><text:span text:style-name="MT1"><presentation:date-time/></text:span></text:p>
        </draw:text-box>
      </draw:frame>
      <draw:frame presentation:style-name="Mpr19" draw:text-style-name="MP5" draw:layer="backgroundobjects" svg:width="8.558cm" svg:height="1.241cm" svg:x="9.234cm" svg:y="15.54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6" draw:layer="backgroundobjects" svg:width="6.29cm" svg:height="1.241cm" svg:x="19.166cm" svg:y="15.54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numdark-title" draw:layer="backgroundobjects" svg:width="14.848cm" svg:height="11.136cm" svg:x="3.075cm" svg:y="2.257cm" presentation:class="page"/>
        <draw:frame presentation:style-name="lyt-numdark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0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1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1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roundedrect" style:page-layout-name="PM1" draw:style-name="Mdp8">
      <office:forms form:automatic-focus="false" form:apply-design-mode="false"/>
      <draw:frame presentation:style-name="lyt-roundedrect-title" draw:layer="backgroundobjects" svg:width="22.179cm" svg:height="3.005cm" svg:x="0.964cm" svg:y="0.717cm" presentation:class="title" presentation:placeholder="true">
        <draw:text-box/>
      </draw:frame>
      <draw:frame presentation:style-name="lyt-roundedrect-outline1" draw:layer="backgroundobjects" svg:width="21.793cm" svg:height="11.88cm" svg:x="1.35cm" svg:y="4.212cm" presentation:class="outline" presentation:placeholder="true">
        <draw:text-box/>
      </draw:frame>
      <draw:frame presentation:style-name="Mpr22" draw:text-style-name="MP4" draw:layer="backgroundobjects" svg:width="6.29cm" svg:height="1.241cm" svg:x="1.35cm" svg:y="16.398cm" presentation:class="date-time">
        <draw:text-box>
          <text:p text:style-name="MP4"><text:span text:style-name="MT1"><presentation:date-time/></text:span></text:p>
        </draw:text-box>
      </draw:frame>
      <draw:frame presentation:style-name="Mpr22" draw:text-style-name="MP5" draw:layer="backgroundobjects" svg:width="8.558cm" svg:height="1.241cm" svg:x="8.076cm" svg:y="16.398cm" presentation:class="footer">
        <draw:text-box>
          <text:p text:style-name="MP5"><text:span text:style-name="MT1"><text:a xlink:href="#Sommaire">Sommaire</text:a></text:span></text:p>
        </draw:text-box>
      </draw:frame>
      <draw:frame presentation:style-name="Mpr22" draw:text-style-name="MP6" draw:layer="backgroundobjects" svg:width="6.29cm" svg:height="1.241cm" svg:x="17.237cm" svg:y="16.398cm" presentation:class="page-number">
        <draw:text-box>
          <text:p text:style-name="MP6"><text:span text:style-name="MT1"><text:page-number>&lt;numéro&gt;</text:page-number></text:span></text:p>
        </draw:text-box>
      </draw:frame>
      <draw:line presentation:style-name="Mpr23" draw:text-style-name="MP7" draw:layer="backgroundobjects" svg:x1="18.4cm" svg:y1="16.8cm" svg:x2="20cm" svg:y2="16.8cm">
        <office:event-listeners>
          <presentation:event-listener script:event-name="dom:click" presentation:action="next-page"/>
        </office:event-listeners>
        <text:p/>
      </draw:line>
      <draw:line presentation:style-name="Mpr23" draw:text-style-name="MP7" draw:layer="backgroundobjects" svg:x1="6.1cm" svg:y1="16.8cm" svg:x2="4.5cm" svg:y2="16.8cm">
        <office:event-listeners>
          <presentation:event-listener script:event-name="dom:click" presentation:action="previous-page"/>
        </office:event-listeners>
        <text:p/>
      </draw:line>
      <draw:frame draw:style-name="Mgr3" draw:text-style-name="MP7" draw:layer="backgroundobjects" svg:width="2.291cm" svg:height="2.15cm" svg:x="24.109cm" svg:y="0.8cm">
        <draw:image xlink:href="Pictures/10000200000000C8000000AC557F2C92.gif" xlink:type="simple" xlink:show="embed" xlink:actuate="onLoad">
          <text:p/>
        </draw:image>
      </draw:frame>
      <draw:frame draw:style-name="Mgr3" draw:text-style-name="MP7" draw:layer="backgroundobjects" svg:width="2.08cm" svg:height="2.465cm" svg:x="21.6cm" svg:y="2.735cm">
        <draw:image xlink:href="Pictures/10000000000001C2000001DB2DF67EF0.png" xlink:type="simple" xlink:show="embed" xlink:actuate="onLoad">
          <text:p/>
        </draw:image>
      </draw:frame>
      <draw:frame draw:style-name="Mgr3" draw:text-style-name="MP7" draw:layer="backgroundobjects" svg:width="2.604cm" svg:height="2.7cm" svg:x="0.596cm" svg:y="2.7cm">
        <draw:image xlink:href="Pictures/10000201000002170000020B21521EA9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tunnel" style:page-layout-name="PM1" draw:style-name="Mdp9">
      <office:forms form:automatic-focus="false" form:apply-design-mode="false"/>
      <draw:frame presentation:style-name="Mpr26" draw:text-style-name="MP8" draw:layer="backgroundobjects" svg:width="23.143cm" svg:height="2.437cm" svg:x="1.928cm" svg:y="1.285cm" presentation:class="title">
        <draw:text-box>
          <text:p text:style-name="MP8">Click to edit the title text format</text:p>
        </draw:text-box>
      </draw:frame>
      <draw:frame presentation:style-name="lyt-tunnel-outline1" draw:layer="backgroundobjects" svg:width="22.661cm" svg:height="11.88cm" svg:x="1.928cm" svg:y="4.714cm" presentation:class="outline" presentation:placeholder="true">
        <draw:text-box/>
      </draw:frame>
      <draw:frame presentation:style-name="Mpr27" draw:text-style-name="MP4" draw:layer="backgroundobjects" svg:width="6.29cm" svg:height="1.241cm" svg:x="1.809cm" svg:y="15cm" presentation:class="date-time">
        <draw:text-box>
          <text:p text:style-name="MP4"><text:span text:style-name="MT1"><presentation:date-time/></text:span></text:p>
        </draw:text-box>
      </draw:frame>
      <draw:frame presentation:style-name="Mpr27" draw:text-style-name="MP5" draw:layer="backgroundobjects" svg:width="8.631cm" svg:height="1.241cm" svg:x="9.16cm" svg:y="15.044cm" presentation:class="footer">
        <draw:text-box>
          <text:p text:style-name="MP5"><text:span text:style-name="MT1"><presentation:footer/></text:span></text:p>
        </draw:text-box>
      </draw:frame>
      <draw:frame presentation:style-name="Mpr27" draw:text-style-name="MP6" draw:layer="backgroundobjects" svg:width="6.29cm" svg:height="1.241cm" svg:x="18.781cm" svg:y="15.044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tunnel-title" draw:layer="backgroundobjects" svg:width="14.848cm" svg:height="11.136cm" svg:x="3.075cm" svg:y="2.257cm" presentation:class="page"/>
        <draw:frame presentation:style-name="lyt-tunnel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tunnel" style:page-layout-name="PM1" draw:style-name="Mdp9">
      <office:forms form:automatic-focus="false" form:apply-design-mode="false"/>
      <draw:frame presentation:style-name="Mpr26" draw:text-style-name="MP8" draw:layer="backgroundobjects" svg:width="23.143cm" svg:height="2.437cm" svg:x="1.928cm" svg:y="1.285cm" presentation:class="title">
        <draw:text-box>
          <text:p text:style-name="MP8">Click to edit the title text format</text:p>
        </draw:text-box>
      </draw:frame>
      <draw:frame presentation:style-name="lyt-tunnel-outline1" draw:layer="backgroundobjects" svg:width="22.661cm" svg:height="12.926cm" svg:x="1.928cm" svg:y="4.714cm" presentation:class="outline" presentation:placeholder="true">
        <draw:text-box/>
      </draw:frame>
      <draw:frame presentation:style-name="Mpr27" draw:text-style-name="MP4" draw:layer="backgroundobjects" svg:width="6.29cm" svg:height="1.241cm" svg:x="1.809cm" svg:y="15cm" presentation:class="date-time">
        <draw:text-box>
          <text:p text:style-name="MP4"><text:span text:style-name="MT1"><presentation:date-time/></text:span></text:p>
        </draw:text-box>
      </draw:frame>
      <draw:frame presentation:style-name="Mpr27" draw:text-style-name="MP5" draw:layer="backgroundobjects" svg:width="8.631cm" svg:height="1.241cm" svg:x="9.16cm" svg:y="15.044cm" presentation:class="footer">
        <draw:text-box>
          <text:p text:style-name="MP5"><text:span text:style-name="MT1"><presentation:footer/></text:span></text:p>
        </draw:text-box>
      </draw:frame>
      <draw:frame presentation:style-name="Mpr27" draw:text-style-name="MP6" draw:layer="backgroundobjects" svg:width="6.29cm" svg:height="1.241cm" svg:x="18.781cm" svg:y="15.044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tunnel-title" draw:layer="backgroundobjects" svg:width="14.848cm" svg:height="11.136cm" svg:x="3.075cm" svg:y="2.257cm" presentation:class="page"/>
        <draw:frame presentation:style-name="lyt-tunnel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water" style:page-layout-name="PM1" draw:style-name="Mdp10">
      <office:forms form:automatic-focus="false" form:apply-design-mode="false"/>
      <draw:frame presentation:style-name="water-title" draw:layer="backgroundobjects" svg:width="22.179cm" svg:height="2.571cm" svg:x="2.41cm" svg:y="1.714cm" presentation:class="title" presentation:placeholder="true">
        <draw:text-box/>
      </draw:frame>
      <draw:frame presentation:style-name="water-outline1" draw:layer="backgroundobjects" svg:width="22.179cm" svg:height="11.88cm" svg:x="2.41cm" svg:y="4.714cm" presentation:class="outline" presentation:placeholder="true">
        <draw:text-box/>
      </draw:frame>
      <draw:frame presentation:style-name="Mpr30" draw:text-style-name="MP4" draw:layer="backgroundobjects" svg:width="6.29cm" svg:height="1.241cm" svg:x="1.35cm" svg:y="16.398cm" presentation:class="date-time">
        <draw:text-box>
          <text:p text:style-name="MP4"><text:span text:style-name="MT1"><presentation:date-time/></text:span></text:p>
        </draw:text-box>
      </draw:frame>
      <draw:frame presentation:style-name="Mpr30" draw:text-style-name="MP5" draw:layer="backgroundobjects" svg:width="8.558cm" svg:height="1.241cm" svg:x="9.23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30" draw:text-style-name="MP6" draw:layer="backgroundobjects" svg:width="6.29cm" svg:height="1.241cm" svg:x="19.359cm" svg:y="16.398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water-title" draw:layer="backgroundobjects" svg:width="14.848cm" svg:height="11.136cm" svg:x="3.075cm" svg:y="2.257cm" presentation:class="page"/>
        <draw:frame presentation:style-name="water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organic" style:page-layout-name="PM1" draw:style-name="Mdp11">
      <office:forms form:automatic-focus="false" form:apply-design-mode="false"/>
      <draw:frame presentation:style-name="lyt-organic-title" draw:layer="backgroundobjects" svg:width="23.143cm" svg:height="3.005cm" svg:x="1.928cm" svg:y="1.317cm" presentation:class="title" presentation:placeholder="true">
        <draw:text-box/>
      </draw:frame>
      <draw:frame presentation:style-name="lyt-organic-outline1" draw:layer="backgroundobjects" svg:width="22.179cm" svg:height="11.88cm" svg:x="2.41cm" svg:y="4.726cm" presentation:class="outline" presentation:placeholder="true">
        <draw:text-box/>
      </draw:frame>
      <draw:frame presentation:style-name="Mpr33" draw:text-style-name="MP4" draw:layer="backgroundobjects" svg:width="6.29cm" svg:height="1.241cm" svg:x="1.639cm" svg:y="15.369cm" presentation:class="date-time">
        <draw:text-box>
          <text:p text:style-name="MP4"><text:span text:style-name="MT1"><presentation:date-time/></text:span></text:p>
        </draw:text-box>
      </draw:frame>
      <draw:frame presentation:style-name="Mpr33" draw:text-style-name="MP5" draw:layer="backgroundobjects" svg:width="8.558cm" svg:height="1.241cm" svg:x="9.234cm" svg:y="15.369cm" presentation:class="footer">
        <draw:text-box>
          <text:p text:style-name="MP5"><text:span text:style-name="MT1"><presentation:footer/></text:span></text:p>
        </draw:text-box>
      </draw:frame>
      <draw:frame presentation:style-name="Mpr33" draw:text-style-name="MP6" draw:layer="backgroundobjects" svg:width="6.29cm" svg:height="1.241cm" svg:x="18.973cm" svg:y="15.369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organic-title" draw:layer="backgroundobjects" svg:width="14.848cm" svg:height="11.136cm" svg:x="3.075cm" svg:y="2.257cm" presentation:class="page"/>
        <draw:frame presentation:style-name="lyt-organic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water" style:page-layout-name="PM1" draw:style-name="Mdp10">
      <office:forms form:automatic-focus="false" form:apply-design-mode="false"/>
      <draw:frame presentation:style-name="water-title" draw:layer="backgroundobjects" svg:width="22.179cm" svg:height="2.571cm" svg:x="2.41cm" svg:y="1.714cm" presentation:class="title" presentation:placeholder="true">
        <draw:text-box/>
      </draw:frame>
      <draw:frame presentation:style-name="water-outline1" draw:layer="backgroundobjects" svg:width="22.179cm" svg:height="13.599cm" svg:x="2.41cm" svg:y="4.714cm" presentation:class="outline" presentation:placeholder="true">
        <draw:text-box/>
      </draw:frame>
      <draw:frame presentation:style-name="Mpr30" draw:text-style-name="MP4" draw:layer="backgroundobjects" svg:width="6.29cm" svg:height="1.241cm" svg:x="1.35cm" svg:y="16.398cm" presentation:class="date-time">
        <draw:text-box>
          <text:p text:style-name="MP4"><text:span text:style-name="MT1"><presentation:date-time/></text:span></text:p>
        </draw:text-box>
      </draw:frame>
      <draw:frame presentation:style-name="Mpr30" draw:text-style-name="MP5" draw:layer="backgroundobjects" svg:width="8.558cm" svg:height="1.241cm" svg:x="9.23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30" draw:text-style-name="MP6" draw:layer="backgroundobjects" svg:width="6.29cm" svg:height="1.241cm" svg:x="19.359cm" svg:y="16.398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water-title" draw:layer="backgroundobjects" svg:width="14.848cm" svg:height="11.136cm" svg:x="3.075cm" svg:y="2.257cm" presentation:class="page"/>
        <draw:frame presentation:style-name="water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wine" style:page-layout-name="PM1" draw:style-name="Mdp12">
      <office:forms form:automatic-focus="false" form:apply-design-mode="false"/>
      <draw:frame presentation:style-name="wine-title" draw:layer="backgroundobjects" svg:width="22.661cm" svg:height="3.005cm" svg:x="1.928cm" svg:y="1.709cm" presentation:class="title" presentation:placeholder="true">
        <draw:text-box/>
      </draw:frame>
      <draw:frame presentation:style-name="wine-outline1" draw:layer="backgroundobjects" svg:width="21.214cm" svg:height="11.88cm" svg:x="2.892cm" svg:y="5.571cm" presentation:class="outline" presentation:placeholder="true">
        <draw:text-box/>
      </draw:frame>
      <draw:frame presentation:style-name="Mpr36" draw:text-style-name="MP4" draw:layer="backgroundobjects" svg:width="6.29cm" svg:height="1.241cm" svg:x="1.35cm" svg:y="16.398cm" presentation:class="date-time">
        <draw:text-box>
          <text:p text:style-name="MP4"><text:span text:style-name="MT1"><presentation:date-time/></text:span></text:p>
        </draw:text-box>
      </draw:frame>
      <draw:frame presentation:style-name="Mpr36" draw:text-style-name="MP5" draw:layer="backgroundobjects" svg:width="8.558cm" svg:height="1.241cm" svg:x="9.23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36" draw:text-style-name="MP6" draw:layer="backgroundobjects" svg:width="6.29cm" svg:height="1.241cm" svg:x="19.359cm" svg:y="16.398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wine-title" draw:layer="backgroundobjects" svg:width="14.848cm" svg:height="11.136cm" svg:x="3.075cm" svg:y="2.257cm" presentation:class="page"/>
        <draw:frame presentation:style-name="wine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7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8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8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roundedrect" style:page-layout-name="PM1" draw:style-name="Mdp8">
      <office:forms form:automatic-focus="false" form:apply-design-mode="false"/>
      <draw:frame presentation:style-name="lyt-roundedrect-title" draw:layer="backgroundobjects" svg:width="22.179cm" svg:height="3.005cm" svg:x="0.964cm" svg:y="0.717cm" presentation:class="title" presentation:placeholder="true">
        <draw:text-box/>
      </draw:frame>
      <draw:frame presentation:style-name="lyt-roundedrect-outline1" draw:layer="backgroundobjects" svg:width="21.793cm" svg:height="15.624cm" svg:x="1.35cm" svg:y="4.212cm" presentation:class="outline" presentation:placeholder="true">
        <draw:text-box/>
      </draw:frame>
      <draw:frame presentation:style-name="Mpr22" draw:text-style-name="MP4" draw:layer="backgroundobjects" svg:width="6.29cm" svg:height="1.241cm" svg:x="1.35cm" svg:y="16.398cm" presentation:class="date-time">
        <draw:text-box>
          <text:p text:style-name="MP4"><text:span text:style-name="MT1"><presentation:date-time/></text:span></text:p>
        </draw:text-box>
      </draw:frame>
      <draw:frame presentation:style-name="Mpr22" draw:text-style-name="MP5" draw:layer="backgroundobjects" svg:width="8.558cm" svg:height="1.241cm" svg:x="8.076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6" draw:layer="backgroundobjects" svg:width="6.29cm" svg:height="1.241cm" svg:x="17.237cm" svg:y="16.398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techpoly" style:page-layout-name="PM1" draw:style-name="Mdp13">
      <office:forms form:automatic-focus="false" form:apply-design-mode="false"/>
      <draw:frame presentation:style-name="Mpr39" draw:layer="backgroundobjects" svg:width="24.299cm" svg:height="3.005cm" svg:x="1.35cm" svg:y="0.717cm" presentation:class="title">
        <draw:text-box>
          <text:p>Cliquez pour éditer le format du texte-titre</text:p>
        </draw:text-box>
      </draw:frame>
      <draw:frame presentation:style-name="Mpr40" draw:layer="backgroundobjects" svg:width="24.299cm" svg:height="11.88cm" svg:x="1.35cm" svg:y="4.212cm" presentation:class="outline">
        <draw:text-box>
          <text:list text:style-name="ML4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  <text:list>
                                        <text:list-item>
                                          <text:p>Huitième niveau de plan</text:p>
                                          <text:list>
                                            <text:list-item>
                                              <text:p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1" draw:text-style-name="MP4" draw:layer="backgroundobjects" svg:width="6.29cm" svg:height="1.241cm" svg:x="1.35cm" svg:y="16.398cm" presentation:class="date-time">
        <draw:text-box>
          <text:p text:style-name="MP4"><text:span text:style-name="MT1"><presentation:date-time/></text:span></text:p>
        </draw:text-box>
      </draw:frame>
      <draw:frame presentation:style-name="Mpr41" draw:text-style-name="MP5" draw:layer="backgroundobjects" svg:width="8.558cm" svg:height="1.241cm" svg:x="9.234cm" svg:y="16.398cm" presentation:class="footer">
        <draw:text-box>
          <text:p text:style-name="MP5"><text:span text:style-name="MT1"><text:a xlink:href="#Sommaire">Sommaire</text:a></text:span></text:p>
        </draw:text-box>
      </draw:frame>
      <draw:frame presentation:style-name="Mpr41" draw:text-style-name="MP6" draw:layer="backgroundobjects" svg:width="6.29cm" svg:height="1.241cm" svg:x="19.359cm" svg:y="16.398cm" presentation:class="page-number">
        <draw:text-box>
          <text:p text:style-name="MP6"><text:span text:style-name="MT1"><text:page-number>&lt;numéro&gt;</text:page-number></text:span></text:p>
        </draw:text-box>
      </draw:frame>
      <draw:frame draw:style-name="Mgr3" draw:text-style-name="MP7" draw:layer="backgroundobjects" svg:width="3.173cm" svg:height="2.893cm" svg:x="0.4cm" svg:y="8.307cm">
        <draw:image xlink:href="Pictures/10000200000000C8000000AC557F2C92.gif" xlink:type="simple" xlink:show="embed" xlink:actuate="onLoad">
          <text:p/>
        </draw:image>
      </draw:frame>
      <draw:frame draw:style-name="Mgr3" draw:text-style-name="MP7" draw:layer="backgroundobjects" svg:width="3.4cm" svg:height="3.1cm" svg:x="22.2cm" svg:y="2.5cm">
        <draw:image xlink:href="Pictures/10000201000002170000020B21521EA9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lyt-techpoly-title" draw:layer="backgroundobjects" svg:width="13.586cm" svg:height="11.136cm" svg:x="3.705cm" svg:y="2.256cm" presentation:class="page"/>
        <draw:frame presentation:style-name="lyt-techpoly-notes" draw:layer="backgroundobjects" svg:width="16.799cm" svg:height="13.364cm" svg:x="2.1cm" svg:y="14.106cm" presentation:class="notes" presentation:placeholder="true">
          <draw:text-box/>
        </draw:frame>
        <draw:frame presentation:style-name="Mpr42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42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3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43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30T10:05:30</meta:creation-date>
    <meta:editing-duration>PT8H59M35S</meta:editing-duration>
    <meta:editing-cycles>62</meta:editing-cycles>
    <dc:date>2011-12-01T22:32:51</dc:date>
    <meta:generator>LibreOffice/3.4$Unix LibreOffice_project/340m1$Build-402</meta:generator>
    <meta:document-statistic meta:object-count="22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family="'DejaVu Sans Light'" style:font-style-name="ExtraLight" fo:font-size="11pt" fo:font-weight="150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fo:language="fr" fo:country="FR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794cm" svg:height="11.881cm" xlink:href="." xlink:type="simple" chart:class="chart:line" chart:style-name="ch1">
        <chart:title svg:x="7.401cm" svg:y="0.373cm" chart:style-name="ch2">
          <text:p>Taux d'utilisation de systèmes libres</text:p>
        </chart:title>
        <chart:subtitle svg:x="8.247cm" svg:y="1.389cm" chart:style-name="ch3">
          <text:p>Après lecture de ce document</text:p>
        </chart:subtitle>
        <chart:legend chart:legend-position="end" svg:x="18.442cm" svg:y="5.024cm" style:legend-expansion="high" chart:style-name="ch4"/>
        <chart:plot-area chart:style-name="ch5" chart:data-source-has-labels="both" svg:x="1.446cm" svg:y="2.546cm" svg:width="16.126cm" svg:height="8.117cm">
          <chartooo:coordinate-region svg:x="2.067cm" svg:y="2.745cm" svg:width="14.749cm" svg:height="7.271cm"/>
          <chart:axis chart:dimension="x" chart:name="primary-x" chart:style-name="ch6" chartooo:axis-type="auto">
            <chartooo:date-scale/>
            <chart:title svg:x="8.301cm" svg:y="10.9cm" chart:style-name="ch7">
              <text:p>Temps en jours</text:p>
            </chart:title>
            <chart:categories table:cell-range-address="local-table.$A$2:.$A$6"/>
          </chart:axis>
          <chart:axis chart:dimension="y" chart:name="primary-y" chart:style-name="ch8">
            <chart:title svg:x="0.451cm" svg:y="9.003cm" chart:style-name="ch9">
              <text:p>Nombre d'élèves dans la classe</text:p>
            </chart:title>
            <chart:grid chart:style-name="ch10" chart:class="major"/>
          </chart:axis>
          <chart:series chart:style-name="ch11" chart:values-cell-range-address="local-table.$B$2:.$B$6" chart:label-cell-address="local-table.$B$1" chart:class="chart:line">
            <chart:data-point chart:repeated="5"/>
          </chart:series>
          <chart:series chart:style-name="ch12" chart:values-cell-range-address="local-table.$C$2:.$C$6" chart:label-cell-address="local-table.$C$1" chart:class="chart:line">
            <chart:data-point chart:repeated="5"/>
          </chart:series>
          <chart:series chart:style-name="ch13" chart:values-cell-range-address="local-table.$D$2:.$D$6" chart:label-cell-address="local-table.$D$1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nu/Linux</text:p>
              </table:table-cell>
              <table:table-cell office:value-type="string">
                <text:p>*BSD</text:p>
              </table:table-cell>
              <table:table-cell office:value-type="string">
                <text:p>Win/OSX</text:p>
              </table:table-cell>
            </table:table-row>
          </table:table-header-rows>
          <table:table-rows>
            <table:table-row>
              <table:table-cell office:value-type="string">
                <text:p>1er jour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ème jour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ème jour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ème jour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ème jour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